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bi_level_data_1_18_57_16 - Copy" table:style-name="ta1">
        <table:shapes>
          <draw:frame draw:z-index="0" draw:style-name="gr1" draw:text-style-name="P1" svg:width="16.018cm" svg:height="9.004cm" svg:x="19.232cm" svg:y="2.152cm">
            <draw:object draw:notify-on-update-of-ranges="'rabi_level_data_1_18_57_16 - Copy'.E1:'rabi_level_data_1_18_57_16 - Copy'.E1 'rabi_level_data_1_18_57_16 - Copy'.E2:'rabi_level_data_1_18_57_16 - Copy'.E101 'rabi_level_data_1_18_57_16 - Copy'.F1:'rabi_level_data_1_18_57_16 - Copy'.F1 'rabi_level_data_1_18_57_16 - Copy'.F2:'rabi_level_data_1_18_57_16 - Copy'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evel_0</text:p>
          </table:table-cell>
          <table:table-cell office:value-type="string" calcext:value-type="string">
            <text:p>level_1</text:p>
          </table:table-cell>
          <table:table-cell office:value-type="string" calcext:value-type="string">
            <text:p>pi_time_es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ampl</text:p>
          </table:table-cell>
        </table:table-row>
        <table:table-row table:style-name="ro1">
          <table:table-cell office:value-type="float" office:value="0.00815" calcext:value-type="float">
            <text:p>0.00815</text:p>
          </table:table-cell>
          <table:table-cell office:value-type="float" office:value="-0.000028275800282982" calcext:value-type="float">
            <text:p>-2.8275800282982E-05</text:p>
          </table:table-cell>
          <table:table-cell office:value-type="float" office:value="-0.0000122367804161663" calcext:value-type="float">
            <text:p>-1.22367804161663E-05</text:p>
          </table:table-cell>
          <table:table-cell office:value-type="float" office:value="233.13398" calcext:value-type="float">
            <text:p>233.13398</text:p>
          </table:table-cell>
          <table:table-cell table:formula="of:=([.C2]+[.B2])/2" office:value-type="float" office:value="-0.0000202562903495741" calcext:value-type="float">
            <text:p>-2.02562903495741E-05</text:p>
          </table:table-cell>
          <table:table-cell table:formula="of:=([.C2]-[.B2])/2" office:value-type="float" office:value="0.00000801950993340788" calcext:value-type="float">
            <text:p>8.01950993340788E-06</text:p>
          </table:table-cell>
        </table:table-row>
        <table:table-row table:style-name="ro1">
          <table:table-cell office:value-type="float" office:value="95.24215" calcext:value-type="float">
            <text:p>95.24215</text:p>
          </table:table-cell>
          <table:table-cell office:value-type="float" office:value="-0.0000271440238032337" calcext:value-type="float">
            <text:p>-2.71440238032337E-05</text:p>
          </table:table-cell>
          <table:table-cell office:value-type="float" office:value="-0.0000108390051077983" calcext:value-type="float">
            <text:p>-1.08390051077983E-05</text:p>
          </table:table-cell>
          <table:table-cell office:value-type="float" office:value="233.04326" calcext:value-type="float">
            <text:p>233.04326</text:p>
          </table:table-cell>
          <table:table-cell table:formula="of:=([.C3]+[.B3])/2" office:value-type="float" office:value="-0.000018991514455516" calcext:value-type="float">
            <text:p>-1.8991514455516E-05</text:p>
          </table:table-cell>
          <table:table-cell table:formula="of:=([.C3]-[.B3])/2" office:value-type="float" office:value="0.00000815250934771767" calcext:value-type="float">
            <text:p>8.15250934771767E-06</text:p>
          </table:table-cell>
        </table:table-row>
        <table:table-row table:style-name="ro1">
          <table:table-cell office:value-type="float" office:value="190.58048" calcext:value-type="float">
            <text:p>190.58048</text:p>
          </table:table-cell>
          <table:table-cell office:value-type="float" office:value="-0.0000261908832457844" calcext:value-type="float">
            <text:p>-2.61908832457844E-05</text:p>
          </table:table-cell>
          <table:table-cell office:value-type="float" office:value="-0.00000994294812284921" calcext:value-type="float">
            <text:p>-9.94294812284921E-06</text:p>
          </table:table-cell>
          <table:table-cell office:value-type="float" office:value="232.79781" calcext:value-type="float">
            <text:p>232.79781</text:p>
          </table:table-cell>
          <table:table-cell table:formula="of:=([.C4]+[.B4])/2" office:value-type="float" office:value="-0.0000180669156843168" calcext:value-type="float">
            <text:p>-1.80669156843168E-05</text:p>
          </table:table-cell>
          <table:table-cell table:formula="of:=([.C4]-[.B4])/2" office:value-type="float" office:value="0.00000812396756146758" calcext:value-type="float">
            <text:p>8.12396756146758E-06</text:p>
          </table:table-cell>
        </table:table-row>
        <table:table-row table:style-name="ro1">
          <table:table-cell office:value-type="float" office:value="285.74143" calcext:value-type="float">
            <text:p>285.74143</text:p>
          </table:table-cell>
          <table:table-cell office:value-type="float" office:value="-0.0000251323678797394" calcext:value-type="float">
            <text:p>-2.51323678797394E-05</text:p>
          </table:table-cell>
          <table:table-cell office:value-type="float" office:value="-0.00000911501772142896" calcext:value-type="float">
            <text:p>-9.11501772142896E-06</text:p>
          </table:table-cell>
          <table:table-cell office:value-type="float" office:value="232.70812" calcext:value-type="float">
            <text:p>232.70812</text:p>
          </table:table-cell>
          <table:table-cell table:formula="of:=([.C5]+[.B5])/2" office:value-type="float" office:value="-0.0000171236928005842" calcext:value-type="float">
            <text:p>-1.71236928005842E-05</text:p>
          </table:table-cell>
          <table:table-cell table:formula="of:=([.C5]-[.B5])/2" office:value-type="float" office:value="0.00000800867507915523" calcext:value-type="float">
            <text:p>8.00867507915523E-06</text:p>
          </table:table-cell>
        </table:table-row>
        <table:table-row table:style-name="ro1">
          <table:table-cell office:value-type="float" office:value="381.07931" calcext:value-type="float">
            <text:p>381.07931</text:p>
          </table:table-cell>
          <table:table-cell office:value-type="float" office:value="-0.0000248061429130649" calcext:value-type="float">
            <text:p>-2.48061429130649E-05</text:p>
          </table:table-cell>
          <table:table-cell office:value-type="float" office:value="-0.00000915707068484417" calcext:value-type="float">
            <text:p>-9.15707068484417E-06</text:p>
          </table:table-cell>
          <table:table-cell office:value-type="float" office:value="232.63108" calcext:value-type="float">
            <text:p>232.63108</text:p>
          </table:table-cell>
          <table:table-cell table:formula="of:=([.C6]+[.B6])/2" office:value-type="float" office:value="-0.0000169816067989545" calcext:value-type="float">
            <text:p>-1.69816067989545E-05</text:p>
          </table:table-cell>
          <table:table-cell table:formula="of:=([.C6]-[.B6])/2" office:value-type="float" office:value="0.00000782453611411038" calcext:value-type="float">
            <text:p>7.82453611411038E-06</text:p>
          </table:table-cell>
        </table:table-row>
        <table:table-row table:style-name="ro1">
          <table:table-cell office:value-type="float" office:value="476.45495" calcext:value-type="float">
            <text:p>476.45495</text:p>
          </table:table-cell>
          <table:table-cell office:value-type="float" office:value="-0.0000263975051747834" calcext:value-type="float">
            <text:p>-2.63975051747834E-05</text:p>
          </table:table-cell>
          <table:table-cell office:value-type="float" office:value="-0.0000103163021654925" calcext:value-type="float">
            <text:p>-1.03163021654925E-05</text:p>
          </table:table-cell>
          <table:table-cell office:value-type="float" office:value="232.92572" calcext:value-type="float">
            <text:p>232.92572</text:p>
          </table:table-cell>
          <table:table-cell table:formula="of:=([.C7]+[.B7])/2" office:value-type="float" office:value="-0.0000183569036701379" calcext:value-type="float">
            <text:p>-1.83569036701379E-05</text:p>
          </table:table-cell>
          <table:table-cell table:formula="of:=([.C7]-[.B7])/2" office:value-type="float" office:value="0.00000804060150464544" calcext:value-type="float">
            <text:p>8.04060150464544E-06</text:p>
          </table:table-cell>
        </table:table-row>
        <table:table-row table:style-name="ro1">
          <table:table-cell office:value-type="float" office:value="571.84519" calcext:value-type="float">
            <text:p>571.84519</text:p>
          </table:table-cell>
          <table:table-cell office:value-type="float" office:value="-0.0000280662933071498" calcext:value-type="float">
            <text:p>-2.80662933071498E-05</text:p>
          </table:table-cell>
          <table:table-cell office:value-type="float" office:value="-0.0000119740876477069" calcext:value-type="float">
            <text:p>-1.19740876477069E-05</text:p>
          </table:table-cell>
          <table:table-cell office:value-type="float" office:value="233.00288" calcext:value-type="float">
            <text:p>233.00288</text:p>
          </table:table-cell>
          <table:table-cell table:formula="of:=([.C8]+[.B8])/2" office:value-type="float" office:value="-0.0000200201904774284" calcext:value-type="float">
            <text:p>-2.00201904774284E-05</text:p>
          </table:table-cell>
          <table:table-cell table:formula="of:=([.C8]-[.B8])/2" office:value-type="float" office:value="0.00000804610282972147" calcext:value-type="float">
            <text:p>8.04610282972147E-06</text:p>
          </table:table-cell>
        </table:table-row>
        <table:table-row table:style-name="ro1">
          <table:table-cell office:value-type="float" office:value="666.99591" calcext:value-type="float">
            <text:p>666.99591</text:p>
          </table:table-cell>
          <table:table-cell office:value-type="float" office:value="-0.000029868164388674" calcext:value-type="float">
            <text:p>-2.9868164388674E-05</text:p>
          </table:table-cell>
          <table:table-cell office:value-type="float" office:value="-0.0000131995786666765" calcext:value-type="float">
            <text:p>-1.31995786666765E-05</text:p>
          </table:table-cell>
          <table:table-cell office:value-type="float" office:value="233.3114" calcext:value-type="float">
            <text:p>233.3114</text:p>
          </table:table-cell>
          <table:table-cell table:formula="of:=([.C9]+[.B9])/2" office:value-type="float" office:value="-0.0000215338715276753" calcext:value-type="float">
            <text:p>-2.15338715276753E-05</text:p>
          </table:table-cell>
          <table:table-cell table:formula="of:=([.C9]-[.B9])/2" office:value-type="float" office:value="0.00000833429286099874" calcext:value-type="float">
            <text:p>8.33429286099874E-06</text:p>
          </table:table-cell>
        </table:table-row>
        <table:table-row table:style-name="ro1">
          <table:table-cell office:value-type="float" office:value="762.06756" calcext:value-type="float">
            <text:p>762.06756</text:p>
          </table:table-cell>
          <table:table-cell office:value-type="float" office:value="-0.0000293010019767412" calcext:value-type="float">
            <text:p>-2.93010019767412E-05</text:p>
          </table:table-cell>
          <table:table-cell office:value-type="float" office:value="-0.0000127435186666816" calcext:value-type="float">
            <text:p>-1.27435186666816E-05</text:p>
          </table:table-cell>
          <table:table-cell office:value-type="float" office:value="233.30999" calcext:value-type="float">
            <text:p>233.30999</text:p>
          </table:table-cell>
          <table:table-cell table:formula="of:=([.C10]+[.B10])/2" office:value-type="float" office:value="-0.0000210222603217114" calcext:value-type="float">
            <text:p>-2.10222603217114E-05</text:p>
          </table:table-cell>
          <table:table-cell table:formula="of:=([.C10]-[.B10])/2" office:value-type="float" office:value="0.00000827874165502981" calcext:value-type="float">
            <text:p>8.27874165502981E-06</text:p>
          </table:table-cell>
        </table:table-row>
        <table:table-row table:style-name="ro1">
          <table:table-cell office:value-type="float" office:value="857.37575" calcext:value-type="float">
            <text:p>857.37575</text:p>
          </table:table-cell>
          <table:table-cell office:value-type="float" office:value="-0.0000280373360506561" calcext:value-type="float">
            <text:p>-2.80373360506561E-05</text:p>
          </table:table-cell>
          <table:table-cell office:value-type="float" office:value="-0.000011563495784434" calcext:value-type="float">
            <text:p>-1.1563495784434E-05</text:p>
          </table:table-cell>
          <table:table-cell office:value-type="float" office:value="233.09123" calcext:value-type="float">
            <text:p>233.09123</text:p>
          </table:table-cell>
          <table:table-cell table:formula="of:=([.C11]+[.B11])/2" office:value-type="float" office:value="-0.000019800415917545" calcext:value-type="float">
            <text:p>-1.9800415917545E-05</text:p>
          </table:table-cell>
          <table:table-cell table:formula="of:=([.C11]-[.B11])/2" office:value-type="float" office:value="0.00000823692013311105" calcext:value-type="float">
            <text:p>8.23692013311105E-06</text:p>
          </table:table-cell>
        </table:table-row>
        <table:table-row table:style-name="ro1">
          <table:table-cell office:value-type="float" office:value="952.45725" calcext:value-type="float">
            <text:p>952.45725</text:p>
          </table:table-cell>
          <table:table-cell office:value-type="float" office:value="-0.0000268955344786878" calcext:value-type="float">
            <text:p>-2.68955344786878E-05</text:p>
          </table:table-cell>
          <table:table-cell office:value-type="float" office:value="-0.0000106296662993416" calcext:value-type="float">
            <text:p>-1.06296662993416E-05</text:p>
          </table:table-cell>
          <table:table-cell office:value-type="float" office:value="232.94431" calcext:value-type="float">
            <text:p>232.94431</text:p>
          </table:table-cell>
          <table:table-cell table:formula="of:=([.C12]+[.B12])/2" office:value-type="float" office:value="-0.0000187626003890147" calcext:value-type="float">
            <text:p>-1.87626003890147E-05</text:p>
          </table:table-cell>
          <table:table-cell table:formula="of:=([.C12]-[.B12])/2" office:value-type="float" office:value="0.0000081329340896731" calcext:value-type="float">
            <text:p>8.1329340896731E-06</text:p>
          </table:table-cell>
        </table:table-row>
        <table:table-row table:style-name="ro1">
          <table:table-cell office:value-type="float" office:value="1047.56728" calcext:value-type="float">
            <text:p>1047.56728</text:p>
          </table:table-cell>
          <table:table-cell office:value-type="float" office:value="-0.0000258345557596993" calcext:value-type="float">
            <text:p>-2.58345557596993E-05</text:p>
          </table:table-cell>
          <table:table-cell office:value-type="float" office:value="-0.00000978200131996781" calcext:value-type="float">
            <text:p>-9.78200131996781E-06</text:p>
          </table:table-cell>
          <table:table-cell office:value-type="float" office:value="232.8025" calcext:value-type="float">
            <text:p>232.8025</text:p>
          </table:table-cell>
          <table:table-cell table:formula="of:=([.C13]+[.B13])/2" office:value-type="float" office:value="-0.0000178082785398335" calcext:value-type="float">
            <text:p>-1.78082785398335E-05</text:p>
          </table:table-cell>
          <table:table-cell table:formula="of:=([.C13]-[.B13])/2" office:value-type="float" office:value="0.00000802627721986573" calcext:value-type="float">
            <text:p>8.02627721986573E-06</text:p>
          </table:table-cell>
        </table:table-row>
        <table:table-row table:style-name="ro1">
          <table:table-cell office:value-type="float" office:value="1142.71104" calcext:value-type="float">
            <text:p>1142.71104</text:p>
          </table:table-cell>
          <table:table-cell office:value-type="float" office:value="-0.0000252051541063964" calcext:value-type="float">
            <text:p>-2.52051541063964E-05</text:p>
          </table:table-cell>
          <table:table-cell office:value-type="float" office:value="-0.00000908742288983509" calcext:value-type="float">
            <text:p>-9.08742288983509E-06</text:p>
          </table:table-cell>
          <table:table-cell office:value-type="float" office:value="232.6176" calcext:value-type="float">
            <text:p>232.6176</text:p>
          </table:table-cell>
          <table:table-cell table:formula="of:=([.C14]+[.B14])/2" office:value-type="float" office:value="-0.0000171462884981158" calcext:value-type="float">
            <text:p>-1.71462884981158E-05</text:p>
          </table:table-cell>
          <table:table-cell table:formula="of:=([.C14]-[.B14])/2" office:value-type="float" office:value="0.00000805886560828067" calcext:value-type="float">
            <text:p>8.05886560828067E-06</text:p>
          </table:table-cell>
        </table:table-row>
        <table:table-row table:style-name="ro1">
          <table:table-cell office:value-type="float" office:value="1237.80508" calcext:value-type="float">
            <text:p>1237.80508</text:p>
          </table:table-cell>
          <table:table-cell office:value-type="float" office:value="-0.0000246974671331748" calcext:value-type="float">
            <text:p>-2.46974671331748E-05</text:p>
          </table:table-cell>
          <table:table-cell office:value-type="float" office:value="-0.00000832991265968449" calcext:value-type="float">
            <text:p>-8.32991265968449E-06</text:p>
          </table:table-cell>
          <table:table-cell office:value-type="float" office:value="232.58218" calcext:value-type="float">
            <text:p>232.58218</text:p>
          </table:table-cell>
          <table:table-cell table:formula="of:=([.C15]+[.B15])/2" office:value-type="float" office:value="-0.0000165136898964296" calcext:value-type="float">
            <text:p>-1.65136898964296E-05</text:p>
          </table:table-cell>
          <table:table-cell table:formula="of:=([.C15]-[.B15])/2" office:value-type="float" office:value="0.00000818377723674516" calcext:value-type="float">
            <text:p>8.18377723674516E-06</text:p>
          </table:table-cell>
        </table:table-row>
        <table:table-row table:style-name="ro1">
          <table:table-cell office:value-type="float" office:value="1333.14124" calcext:value-type="float">
            <text:p>1333.14124</text:p>
          </table:table-cell>
          <table:table-cell office:value-type="float" office:value="-0.0000247778168370653" calcext:value-type="float">
            <text:p>-2.47778168370653E-05</text:p>
          </table:table-cell>
          <table:table-cell office:value-type="float" office:value="-0.00000851363919563966" calcext:value-type="float">
            <text:p>-8.51363919563966E-06</text:p>
          </table:table-cell>
          <table:table-cell office:value-type="float" office:value="232.45437" calcext:value-type="float">
            <text:p>232.45437</text:p>
          </table:table-cell>
          <table:table-cell table:formula="of:=([.C16]+[.B16])/2" office:value-type="float" office:value="-0.0000166457280163525" calcext:value-type="float">
            <text:p>-1.66457280163525E-05</text:p>
          </table:table-cell>
          <table:table-cell table:formula="of:=([.C16]-[.B16])/2" office:value-type="float" office:value="0.00000813208882071281" calcext:value-type="float">
            <text:p>8.13208882071281E-06</text:p>
          </table:table-cell>
        </table:table-row>
        <table:table-row table:style-name="ro1">
          <table:table-cell office:value-type="float" office:value="1428.18409" calcext:value-type="float">
            <text:p>1428.18409</text:p>
          </table:table-cell>
          <table:table-cell office:value-type="float" office:value="-0.0000266156083455255" calcext:value-type="float">
            <text:p>-2.66156083455255E-05</text:p>
          </table:table-cell>
          <table:table-cell office:value-type="float" office:value="-0.0000102948308878283" calcext:value-type="float">
            <text:p>-1.02948308878283E-05</text:p>
          </table:table-cell>
          <table:table-cell office:value-type="float" office:value="232.90212" calcext:value-type="float">
            <text:p>232.90212</text:p>
          </table:table-cell>
          <table:table-cell table:formula="of:=([.C17]+[.B17])/2" office:value-type="float" office:value="-0.0000184552196166769" calcext:value-type="float">
            <text:p>-1.84552196166769E-05</text:p>
          </table:table-cell>
          <table:table-cell table:formula="of:=([.C17]-[.B17])/2" office:value-type="float" office:value="0.00000816038872884857" calcext:value-type="float">
            <text:p>8.16038872884857E-06</text:p>
          </table:table-cell>
        </table:table-row>
        <table:table-row table:style-name="ro1">
          <table:table-cell office:value-type="float" office:value="1523.31146" calcext:value-type="float">
            <text:p>1523.31146</text:p>
          </table:table-cell>
          <table:table-cell office:value-type="float" office:value="-0.0000284645427253911" calcext:value-type="float">
            <text:p>-2.84645427253911E-05</text:p>
          </table:table-cell>
          <table:table-cell office:value-type="float" office:value="-0.000012120304323226" calcext:value-type="float">
            <text:p>-1.2120304323226E-05</text:p>
          </table:table-cell>
          <table:table-cell office:value-type="float" office:value="233.15244" calcext:value-type="float">
            <text:p>233.15244</text:p>
          </table:table-cell>
          <table:table-cell table:formula="of:=([.C18]+[.B18])/2" office:value-type="float" office:value="-0.0000202924235243085" calcext:value-type="float">
            <text:p>-2.02924235243085E-05</text:p>
          </table:table-cell>
          <table:table-cell table:formula="of:=([.C18]-[.B18])/2" office:value-type="float" office:value="0.00000817211920108254" calcext:value-type="float">
            <text:p>8.17211920108254E-06</text:p>
          </table:table-cell>
        </table:table-row>
        <table:table-row table:style-name="ro1">
          <table:table-cell office:value-type="float" office:value="1618.25928" calcext:value-type="float">
            <text:p>1618.25928</text:p>
          </table:table-cell>
          <table:table-cell office:value-type="float" office:value="-0.0000303187832633779" calcext:value-type="float">
            <text:p>-3.03187832633779E-05</text:p>
          </table:table-cell>
          <table:table-cell office:value-type="float" office:value="-0.0000137480445280616" calcext:value-type="float">
            <text:p>-1.37480445280616E-05</text:p>
          </table:table-cell>
          <table:table-cell office:value-type="float" office:value="233.27066" calcext:value-type="float">
            <text:p>233.27066</text:p>
          </table:table-cell>
          <table:table-cell table:formula="of:=([.C19]+[.B19])/2" office:value-type="float" office:value="-0.0000220334138957198" calcext:value-type="float">
            <text:p>-2.20334138957198E-05</text:p>
          </table:table-cell>
          <table:table-cell table:formula="of:=([.C19]-[.B19])/2" office:value-type="float" office:value="0.00000828536936765817" calcext:value-type="float">
            <text:p>8.28536936765817E-06</text:p>
          </table:table-cell>
        </table:table-row>
        <table:table-row table:style-name="ro1">
          <table:table-cell office:value-type="float" office:value="1713.43441" calcext:value-type="float">
            <text:p>1713.43441</text:p>
          </table:table-cell>
          <table:table-cell office:value-type="float" office:value="-0.0000294713048245898" calcext:value-type="float">
            <text:p>-2.94713048245898E-05</text:p>
          </table:table-cell>
          <table:table-cell office:value-type="float" office:value="-0.0000132065552745969" calcext:value-type="float">
            <text:p>-1.32065552745969E-05</text:p>
          </table:table-cell>
          <table:table-cell office:value-type="float" office:value="233.18894" calcext:value-type="float">
            <text:p>233.18894</text:p>
          </table:table-cell>
          <table:table-cell table:formula="of:=([.C20]+[.B20])/2" office:value-type="float" office:value="-0.0000213389300495933" calcext:value-type="float">
            <text:p>-2.13389300495933E-05</text:p>
          </table:table-cell>
          <table:table-cell table:formula="of:=([.C20]-[.B20])/2" office:value-type="float" office:value="0.00000813237477499647" calcext:value-type="float">
            <text:p>8.13237477499647E-06</text:p>
          </table:table-cell>
        </table:table-row>
        <table:table-row table:style-name="ro1">
          <table:table-cell office:value-type="float" office:value="1808.59879" calcext:value-type="float">
            <text:p>1808.59879</text:p>
          </table:table-cell>
          <table:table-cell office:value-type="float" office:value="-0.0000278498755028562" calcext:value-type="float">
            <text:p>-2.78498755028562E-05</text:p>
          </table:table-cell>
          <table:table-cell office:value-type="float" office:value="-0.0000119254165130411" calcext:value-type="float">
            <text:p>-1.19254165130411E-05</text:p>
          </table:table-cell>
          <table:table-cell office:value-type="float" office:value="233.12464" calcext:value-type="float">
            <text:p>233.12464</text:p>
          </table:table-cell>
          <table:table-cell table:formula="of:=([.C21]+[.B21])/2" office:value-type="float" office:value="-0.0000198876460079486" calcext:value-type="float">
            <text:p>-1.98876460079486E-05</text:p>
          </table:table-cell>
          <table:table-cell table:formula="of:=([.C21]-[.B21])/2" office:value-type="float" office:value="0.00000796222949490754" calcext:value-type="float">
            <text:p>7.96222949490754E-06</text:p>
          </table:table-cell>
        </table:table-row>
        <table:table-row table:style-name="ro1">
          <table:table-cell office:value-type="float" office:value="1903.96633" calcext:value-type="float">
            <text:p>1903.96633</text:p>
          </table:table-cell>
          <table:table-cell office:value-type="float" office:value="-0.000027066725337945" calcext:value-type="float">
            <text:p>-2.7066725337945E-05</text:p>
          </table:table-cell>
          <table:table-cell office:value-type="float" office:value="-0.0000107881253106447" calcext:value-type="float">
            <text:p>-1.07881253106447E-05</text:p>
          </table:table-cell>
          <table:table-cell office:value-type="float" office:value="232.97065" calcext:value-type="float">
            <text:p>232.97065</text:p>
          </table:table-cell>
          <table:table-cell table:formula="of:=([.C22]+[.B22])/2" office:value-type="float" office:value="-0.0000189274253242949" calcext:value-type="float">
            <text:p>-1.89274253242949E-05</text:p>
          </table:table-cell>
          <table:table-cell table:formula="of:=([.C22]-[.B22])/2" office:value-type="float" office:value="0.00000813930001365011" calcext:value-type="float">
            <text:p>8.13930001365011E-06</text:p>
          </table:table-cell>
        </table:table-row>
        <table:table-row table:style-name="ro1">
          <table:table-cell office:value-type="float" office:value="1998.95965" calcext:value-type="float">
            <text:p>1998.95965</text:p>
          </table:table-cell>
          <table:table-cell office:value-type="float" office:value="-0.0000263875823189051" calcext:value-type="float">
            <text:p>-2.63875823189051E-05</text:p>
          </table:table-cell>
          <table:table-cell office:value-type="float" office:value="-0.000010100763354156" calcext:value-type="float">
            <text:p>-1.0100763354156E-05</text:p>
          </table:table-cell>
          <table:table-cell office:value-type="float" office:value="232.43093" calcext:value-type="float">
            <text:p>232.43093</text:p>
          </table:table-cell>
          <table:table-cell table:formula="of:=([.C23]+[.B23])/2" office:value-type="float" office:value="-0.0000182441728365305" calcext:value-type="float">
            <text:p>-1.82441728365305E-05</text:p>
          </table:table-cell>
          <table:table-cell table:formula="of:=([.C23]-[.B23])/2" office:value-type="float" office:value="0.00000814340948237452" calcext:value-type="float">
            <text:p>8.14340948237452E-06</text:p>
          </table:table-cell>
        </table:table-row>
        <table:table-row table:style-name="ro1">
          <table:table-cell office:value-type="float" office:value="2094.29278" calcext:value-type="float">
            <text:p>2094.29278</text:p>
          </table:table-cell>
          <table:table-cell office:value-type="float" office:value="-0.0000257779318708327" calcext:value-type="float">
            <text:p>-2.57779318708327E-05</text:p>
          </table:table-cell>
          <table:table-cell office:value-type="float" office:value="-0.00000935200714383204" calcext:value-type="float">
            <text:p>-9.35200714383204E-06</text:p>
          </table:table-cell>
          <table:table-cell office:value-type="float" office:value="232.69063" calcext:value-type="float">
            <text:p>232.69063</text:p>
          </table:table-cell>
          <table:table-cell table:formula="of:=([.C24]+[.B24])/2" office:value-type="float" office:value="-0.0000175649695073324" calcext:value-type="float">
            <text:p>-1.75649695073324E-05</text:p>
          </table:table-cell>
          <table:table-cell table:formula="of:=([.C24]-[.B24])/2" office:value-type="float" office:value="0.00000821296236350034" calcext:value-type="float">
            <text:p>8.21296236350034E-06</text:p>
          </table:table-cell>
        </table:table-row>
        <table:table-row table:style-name="ro1">
          <table:table-cell office:value-type="float" office:value="2189.32342" calcext:value-type="float">
            <text:p>2189.32342</text:p>
          </table:table-cell>
          <table:table-cell office:value-type="float" office:value="-0.0000250410078212333" calcext:value-type="float">
            <text:p>-2.50410078212333E-05</text:p>
          </table:table-cell>
          <table:table-cell office:value-type="float" office:value="-0.00000854289059410804" calcext:value-type="float">
            <text:p>-8.54289059410804E-06</text:p>
          </table:table-cell>
          <table:table-cell office:value-type="float" office:value="232.17815" calcext:value-type="float">
            <text:p>232.17815</text:p>
          </table:table-cell>
          <table:table-cell table:formula="of:=([.C25]+[.B25])/2" office:value-type="float" office:value="-0.0000167919492076707" calcext:value-type="float">
            <text:p>-1.67919492076707E-05</text:p>
          </table:table-cell>
          <table:table-cell table:formula="of:=([.C25]-[.B25])/2" office:value-type="float" office:value="0.00000824905861356265" calcext:value-type="float">
            <text:p>8.24905861356265E-06</text:p>
          </table:table-cell>
        </table:table-row>
        <table:table-row table:style-name="ro1">
          <table:table-cell office:value-type="float" office:value="2284.58868" calcext:value-type="float">
            <text:p>2284.58868</text:p>
          </table:table-cell>
          <table:table-cell office:value-type="float" office:value="-0.0000246444991131488" calcext:value-type="float">
            <text:p>-2.46444991131488E-05</text:p>
          </table:table-cell>
          <table:table-cell office:value-type="float" office:value="-0.00000838885014902512" calcext:value-type="float">
            <text:p>-8.38885014902512E-06</text:p>
          </table:table-cell>
          <table:table-cell office:value-type="float" office:value="232.2645" calcext:value-type="float">
            <text:p>232.2645</text:p>
          </table:table-cell>
          <table:table-cell table:formula="of:=([.C26]+[.B26])/2" office:value-type="float" office:value="-0.000016516674631087" calcext:value-type="float">
            <text:p>-1.6516674631087E-05</text:p>
          </table:table-cell>
          <table:table-cell table:formula="of:=([.C26]-[.B26])/2" office:value-type="float" office:value="0.00000812782448206185" calcext:value-type="float">
            <text:p>8.12782448206185E-06</text:p>
          </table:table-cell>
        </table:table-row>
        <table:table-row table:style-name="ro1">
          <table:table-cell office:value-type="float" office:value="2380.00724" calcext:value-type="float">
            <text:p>2380.00724</text:p>
          </table:table-cell>
          <table:table-cell office:value-type="float" office:value="-0.0000262847563168971" calcext:value-type="float">
            <text:p>-2.62847563168971E-05</text:p>
          </table:table-cell>
          <table:table-cell office:value-type="float" office:value="-0.00000993196348914095" calcext:value-type="float">
            <text:p>-9.93196348914095E-06</text:p>
          </table:table-cell>
          <table:table-cell office:value-type="float" office:value="232.59841" calcext:value-type="float">
            <text:p>232.59841</text:p>
          </table:table-cell>
          <table:table-cell table:formula="of:=([.C27]+[.B27])/2" office:value-type="float" office:value="-0.000018108359903019" calcext:value-type="float">
            <text:p>-1.8108359903019E-05</text:p>
          </table:table-cell>
          <table:table-cell table:formula="of:=([.C27]-[.B27])/2" office:value-type="float" office:value="0.00000817639641387807" calcext:value-type="float">
            <text:p>8.17639641387807E-06</text:p>
          </table:table-cell>
        </table:table-row>
        <table:table-row table:style-name="ro1">
          <table:table-cell office:value-type="float" office:value="2475.0134" calcext:value-type="float">
            <text:p>2475.0134</text:p>
          </table:table-cell>
          <table:table-cell office:value-type="float" office:value="-0.0000280640911499673" calcext:value-type="float">
            <text:p>-2.80640911499673E-05</text:p>
          </table:table-cell>
          <table:table-cell office:value-type="float" office:value="-0.0000118523140668755" calcext:value-type="float">
            <text:p>-1.18523140668755E-05</text:p>
          </table:table-cell>
          <table:table-cell office:value-type="float" office:value="232.82743" calcext:value-type="float">
            <text:p>232.82743</text:p>
          </table:table-cell>
          <table:table-cell table:formula="of:=([.C28]+[.B28])/2" office:value-type="float" office:value="-0.0000199582026084214" calcext:value-type="float">
            <text:p>-1.99582026084214E-05</text:p>
          </table:table-cell>
          <table:table-cell table:formula="of:=([.C28]-[.B28])/2" office:value-type="float" office:value="0.00000810588854154587" calcext:value-type="float">
            <text:p>8.10588854154587E-06</text:p>
          </table:table-cell>
        </table:table-row>
        <table:table-row table:style-name="ro1">
          <table:table-cell office:value-type="float" office:value="2570.10073" calcext:value-type="float">
            <text:p>2570.10073</text:p>
          </table:table-cell>
          <table:table-cell office:value-type="float" office:value="-0.0000293236670369295" calcext:value-type="float">
            <text:p>-2.93236670369295E-05</text:p>
          </table:table-cell>
          <table:table-cell office:value-type="float" office:value="-0.0000131357067585106" calcext:value-type="float">
            <text:p>-1.31357067585106E-05</text:p>
          </table:table-cell>
          <table:table-cell office:value-type="float" office:value="233.24638" calcext:value-type="float">
            <text:p>233.24638</text:p>
          </table:table-cell>
          <table:table-cell table:formula="of:=([.C29]+[.B29])/2" office:value-type="float" office:value="-0.0000212296868977201" calcext:value-type="float">
            <text:p>-2.12296868977201E-05</text:p>
          </table:table-cell>
          <table:table-cell table:formula="of:=([.C29]-[.B29])/2" office:value-type="float" office:value="0.00000809398013920945" calcext:value-type="float">
            <text:p>8.09398013920945E-06</text:p>
          </table:table-cell>
        </table:table-row>
        <table:table-row table:style-name="ro1">
          <table:table-cell office:value-type="float" office:value="2665.23159" calcext:value-type="float">
            <text:p>2665.23159</text:p>
          </table:table-cell>
          <table:table-cell office:value-type="float" office:value="-0.0000287521715875213" calcext:value-type="float">
            <text:p>-2.87521715875213E-05</text:p>
          </table:table-cell>
          <table:table-cell office:value-type="float" office:value="-0.0000123353115771647" calcext:value-type="float">
            <text:p>-1.23353115771647E-05</text:p>
          </table:table-cell>
          <table:table-cell office:value-type="float" office:value="233.064" calcext:value-type="float">
            <text:p>233.064</text:p>
          </table:table-cell>
          <table:table-cell table:formula="of:=([.C30]+[.B30])/2" office:value-type="float" office:value="-0.000020543741582343" calcext:value-type="float">
            <text:p>-2.0543741582343E-05</text:p>
          </table:table-cell>
          <table:table-cell table:formula="of:=([.C30]-[.B30])/2" office:value-type="float" office:value="0.00000820843000517829" calcext:value-type="float">
            <text:p>8.20843000517829E-06</text:p>
          </table:table-cell>
        </table:table-row>
        <table:table-row table:style-name="ro1">
          <table:table-cell office:value-type="float" office:value="2760.33111" calcext:value-type="float">
            <text:p>2760.33111</text:p>
          </table:table-cell>
          <table:table-cell office:value-type="float" office:value="-0.0000275331074781532" calcext:value-type="float">
            <text:p>-2.75331074781532E-05</text:p>
          </table:table-cell>
          <table:table-cell office:value-type="float" office:value="-0.0000109215996962767" calcext:value-type="float">
            <text:p>-1.09215996962767E-05</text:p>
          </table:table-cell>
          <table:table-cell office:value-type="float" office:value="232.79989" calcext:value-type="float">
            <text:p>232.79989</text:p>
          </table:table-cell>
          <table:table-cell table:formula="of:=([.C31]+[.B31])/2" office:value-type="float" office:value="-0.000019227353587215" calcext:value-type="float">
            <text:p>-1.9227353587215E-05</text:p>
          </table:table-cell>
          <table:table-cell table:formula="of:=([.C31]-[.B31])/2" office:value-type="float" office:value="0.00000830575389093821" calcext:value-type="float">
            <text:p>8.30575389093821E-06</text:p>
          </table:table-cell>
        </table:table-row>
        <table:table-row table:style-name="ro1">
          <table:table-cell office:value-type="float" office:value="2855.72062" calcext:value-type="float">
            <text:p>2855.72062</text:p>
          </table:table-cell>
          <table:table-cell office:value-type="float" office:value="-0.000026377291309553" calcext:value-type="float">
            <text:p>-2.6377291309553E-05</text:p>
          </table:table-cell>
          <table:table-cell office:value-type="float" office:value="-0.00000996037509461624" calcext:value-type="float">
            <text:p>-9.96037509461624E-06</text:p>
          </table:table-cell>
          <table:table-cell office:value-type="float" office:value="232.53216" calcext:value-type="float">
            <text:p>232.53216</text:p>
          </table:table-cell>
          <table:table-cell table:formula="of:=([.C32]+[.B32])/2" office:value-type="float" office:value="-0.0000181688332020846" calcext:value-type="float">
            <text:p>-1.81688332020846E-05</text:p>
          </table:table-cell>
          <table:table-cell table:formula="of:=([.C32]-[.B32])/2" office:value-type="float" office:value="0.00000820845810746837" calcext:value-type="float">
            <text:p>8.20845810746837E-06</text:p>
          </table:table-cell>
        </table:table-row>
        <table:table-row table:style-name="ro1">
          <table:table-cell office:value-type="float" office:value="2950.82279" calcext:value-type="float">
            <text:p>2950.82279</text:p>
          </table:table-cell>
          <table:table-cell office:value-type="float" office:value="-0.0000254450104757333" calcext:value-type="float">
            <text:p>-2.54450104757333E-05</text:p>
          </table:table-cell>
          <table:table-cell office:value-type="float" office:value="-0.00000917140686574878" calcext:value-type="float">
            <text:p>-9.17140686574878E-06</text:p>
          </table:table-cell>
          <table:table-cell office:value-type="float" office:value="232.78361" calcext:value-type="float">
            <text:p>232.78361</text:p>
          </table:table-cell>
          <table:table-cell table:formula="of:=([.C33]+[.B33])/2" office:value-type="float" office:value="-0.000017308208670741" calcext:value-type="float">
            <text:p>-1.7308208670741E-05</text:p>
          </table:table-cell>
          <table:table-cell table:formula="of:=([.C33]-[.B33])/2" office:value-type="float" office:value="0.00000813680180499226" calcext:value-type="float">
            <text:p>8.13680180499226E-06</text:p>
          </table:table-cell>
        </table:table-row>
        <table:table-row table:style-name="ro1">
          <table:table-cell office:value-type="float" office:value="3046.21667" calcext:value-type="float">
            <text:p>3046.21667</text:p>
          </table:table-cell>
          <table:table-cell office:value-type="float" office:value="-0.0000246581373898017" calcext:value-type="float">
            <text:p>-2.46581373898017E-05</text:p>
          </table:table-cell>
          <table:table-cell office:value-type="float" office:value="-0.0000083974660510179" calcext:value-type="float">
            <text:p>-8.3974660510179E-06</text:p>
          </table:table-cell>
          <table:table-cell office:value-type="float" office:value="232.59405" calcext:value-type="float">
            <text:p>232.59405</text:p>
          </table:table-cell>
          <table:table-cell table:formula="of:=([.C34]+[.B34])/2" office:value-type="float" office:value="-0.0000165278017204098" calcext:value-type="float">
            <text:p>-1.65278017204098E-05</text:p>
          </table:table-cell>
          <table:table-cell table:formula="of:=([.C34]-[.B34])/2" office:value-type="float" office:value="0.00000813033566939188" calcext:value-type="float">
            <text:p>8.13033566939188E-06</text:p>
          </table:table-cell>
        </table:table-row>
        <table:table-row table:style-name="ro1">
          <table:table-cell office:value-type="float" office:value="3141.23243" calcext:value-type="float">
            <text:p>3141.23243</text:p>
          </table:table-cell>
          <table:table-cell office:value-type="float" office:value="-0.0000255002911224141" calcext:value-type="float">
            <text:p>-2.55002911224141E-05</text:p>
          </table:table-cell>
          <table:table-cell office:value-type="float" office:value="-0.00000943612503333561" calcext:value-type="float">
            <text:p>-9.43612503333561E-06</text:p>
          </table:table-cell>
          <table:table-cell office:value-type="float" office:value="232.54051" calcext:value-type="float">
            <text:p>232.54051</text:p>
          </table:table-cell>
          <table:table-cell table:formula="of:=([.C35]+[.B35])/2" office:value-type="float" office:value="-0.0000174682080778748" calcext:value-type="float">
            <text:p>-1.74682080778748E-05</text:p>
          </table:table-cell>
          <table:table-cell table:formula="of:=([.C35]-[.B35])/2" office:value-type="float" office:value="0.00000803208304453922" calcext:value-type="float">
            <text:p>8.03208304453922E-06</text:p>
          </table:table-cell>
        </table:table-row>
        <table:table-row table:style-name="ro1">
          <table:table-cell office:value-type="float" office:value="3236.56055" calcext:value-type="float">
            <text:p>3236.56055</text:p>
          </table:table-cell>
          <table:table-cell office:value-type="float" office:value="-0.0000276054610382279" calcext:value-type="float">
            <text:p>-2.76054610382279E-05</text:p>
          </table:table-cell>
          <table:table-cell office:value-type="float" office:value="-0.0000113448934381712" calcext:value-type="float">
            <text:p>-1.13448934381712E-05</text:p>
          </table:table-cell>
          <table:table-cell office:value-type="float" office:value="232.64307" calcext:value-type="float">
            <text:p>232.64307</text:p>
          </table:table-cell>
          <table:table-cell table:formula="of:=([.C36]+[.B36])/2" office:value-type="float" office:value="-0.0000194751772381996" calcext:value-type="float">
            <text:p>-1.94751772381996E-05</text:p>
          </table:table-cell>
          <table:table-cell table:formula="of:=([.C36]-[.B36])/2" office:value-type="float" office:value="0.00000813028380002832" calcext:value-type="float">
            <text:p>8.13028380002832E-06</text:p>
          </table:table-cell>
        </table:table-row>
        <table:table-row table:style-name="ro1">
          <table:table-cell office:value-type="float" office:value="3331.61832" calcext:value-type="float">
            <text:p>3331.61832</text:p>
          </table:table-cell>
          <table:table-cell office:value-type="float" office:value="-0.0000293756980528222" calcext:value-type="float">
            <text:p>-2.93756980528222E-05</text:p>
          </table:table-cell>
          <table:table-cell office:value-type="float" office:value="-0.0000131138873003278" calcext:value-type="float">
            <text:p>-1.31138873003278E-05</text:p>
          </table:table-cell>
          <table:table-cell office:value-type="float" office:value="233.14675" calcext:value-type="float">
            <text:p>233.14675</text:p>
          </table:table-cell>
          <table:table-cell table:formula="of:=([.C37]+[.B37])/2" office:value-type="float" office:value="-0.000021244792676575" calcext:value-type="float">
            <text:p>-2.1244792676575E-05</text:p>
          </table:table-cell>
          <table:table-cell table:formula="of:=([.C37]-[.B37])/2" office:value-type="float" office:value="0.00000813090537624719" calcext:value-type="float">
            <text:p>8.13090537624719E-06</text:p>
          </table:table-cell>
        </table:table-row>
        <table:table-row table:style-name="ro1">
          <table:table-cell office:value-type="float" office:value="3426.74588" calcext:value-type="float">
            <text:p>3426.74588</text:p>
          </table:table-cell>
          <table:table-cell office:value-type="float" office:value="-0.0000297637037423996" calcext:value-type="float">
            <text:p>-2.97637037423996E-05</text:p>
          </table:table-cell>
          <table:table-cell office:value-type="float" office:value="-0.0000133013644824222" calcext:value-type="float">
            <text:p>-1.33013644824222E-05</text:p>
          </table:table-cell>
          <table:table-cell office:value-type="float" office:value="233.14848" calcext:value-type="float">
            <text:p>233.14848</text:p>
          </table:table-cell>
          <table:table-cell table:formula="of:=([.C38]+[.B38])/2" office:value-type="float" office:value="-0.0000215325341124109" calcext:value-type="float">
            <text:p>-2.15325341124109E-05</text:p>
          </table:table-cell>
          <table:table-cell table:formula="of:=([.C38]-[.B38])/2" office:value-type="float" office:value="0.0000082311696299887" calcext:value-type="float">
            <text:p>8.2311696299887E-06</text:p>
          </table:table-cell>
        </table:table-row>
        <table:table-row table:style-name="ro1">
          <table:table-cell office:value-type="float" office:value="3521.98159" calcext:value-type="float">
            <text:p>3521.98159</text:p>
          </table:table-cell>
          <table:table-cell office:value-type="float" office:value="-0.000028442197388256" calcext:value-type="float">
            <text:p>-2.8442197388256E-05</text:p>
          </table:table-cell>
          <table:table-cell office:value-type="float" office:value="-0.0000118954993132689" calcext:value-type="float">
            <text:p>-1.18954993132689E-05</text:p>
          </table:table-cell>
          <table:table-cell office:value-type="float" office:value="233.08977" calcext:value-type="float">
            <text:p>233.08977</text:p>
          </table:table-cell>
          <table:table-cell table:formula="of:=([.C39]+[.B39])/2" office:value-type="float" office:value="-0.0000201688483507625" calcext:value-type="float">
            <text:p>-2.01688483507625E-05</text:p>
          </table:table-cell>
          <table:table-cell table:formula="of:=([.C39]-[.B39])/2" office:value-type="float" office:value="0.00000827334903749354" calcext:value-type="float">
            <text:p>8.27334903749354E-06</text:p>
          </table:table-cell>
        </table:table-row>
        <table:table-row table:style-name="ro1">
          <table:table-cell office:value-type="float" office:value="3617.2225" calcext:value-type="float">
            <text:p>3617.2225</text:p>
          </table:table-cell>
          <table:table-cell office:value-type="float" office:value="-0.0000271528776260535" calcext:value-type="float">
            <text:p>-2.71528776260535E-05</text:p>
          </table:table-cell>
          <table:table-cell office:value-type="float" office:value="-0.0000108550613479574" calcext:value-type="float">
            <text:p>-1.08550613479574E-05</text:p>
          </table:table-cell>
          <table:table-cell office:value-type="float" office:value="232.82511" calcext:value-type="float">
            <text:p>232.82511</text:p>
          </table:table-cell>
          <table:table-cell table:formula="of:=([.C40]+[.B40])/2" office:value-type="float" office:value="-0.0000190039694870054" calcext:value-type="float">
            <text:p>-1.90039694870054E-05</text:p>
          </table:table-cell>
          <table:table-cell table:formula="of:=([.C40]-[.B40])/2" office:value-type="float" office:value="0.00000814890813904805" calcext:value-type="float">
            <text:p>8.14890813904805E-06</text:p>
          </table:table-cell>
        </table:table-row>
        <table:table-row table:style-name="ro1">
          <table:table-cell office:value-type="float" office:value="3712.23902" calcext:value-type="float">
            <text:p>3712.23902</text:p>
          </table:table-cell>
          <table:table-cell office:value-type="float" office:value="-0.0000263281219220652" calcext:value-type="float">
            <text:p>-2.63281219220652E-05</text:p>
          </table:table-cell>
          <table:table-cell office:value-type="float" office:value="-0.00000998175586739707" calcext:value-type="float">
            <text:p>-9.98175586739707E-06</text:p>
          </table:table-cell>
          <table:table-cell office:value-type="float" office:value="232.43766" calcext:value-type="float">
            <text:p>232.43766</text:p>
          </table:table-cell>
          <table:table-cell table:formula="of:=([.C41]+[.B41])/2" office:value-type="float" office:value="-0.0000181549388947311" calcext:value-type="float">
            <text:p>-1.81549388947311E-05</text:p>
          </table:table-cell>
          <table:table-cell table:formula="of:=([.C41]-[.B41])/2" office:value-type="float" office:value="0.00000817318302733407" calcext:value-type="float">
            <text:p>8.17318302733407E-06</text:p>
          </table:table-cell>
        </table:table-row>
        <table:table-row table:style-name="ro1">
          <table:table-cell office:value-type="float" office:value="3807.54416" calcext:value-type="float">
            <text:p>3807.54416</text:p>
          </table:table-cell>
          <table:table-cell office:value-type="float" office:value="-0.0000253176563972952" calcext:value-type="float">
            <text:p>-2.53176563972952E-05</text:p>
          </table:table-cell>
          <table:table-cell office:value-type="float" office:value="-0.00000933955872876364" calcext:value-type="float">
            <text:p>-9.33955872876364E-06</text:p>
          </table:table-cell>
          <table:table-cell office:value-type="float" office:value="232.80565" calcext:value-type="float">
            <text:p>232.80565</text:p>
          </table:table-cell>
          <table:table-cell table:formula="of:=([.C42]+[.B42])/2" office:value-type="float" office:value="-0.0000173286075630294" calcext:value-type="float">
            <text:p>-1.73286075630294E-05</text:p>
          </table:table-cell>
          <table:table-cell table:formula="of:=([.C42]-[.B42])/2" office:value-type="float" office:value="0.00000798904883426577" calcext:value-type="float">
            <text:p>7.98904883426577E-06</text:p>
          </table:table-cell>
        </table:table-row>
        <table:table-row table:style-name="ro1">
          <table:table-cell office:value-type="float" office:value="3902.62809" calcext:value-type="float">
            <text:p>3902.62809</text:p>
          </table:table-cell>
          <table:table-cell office:value-type="float" office:value="-0.0000266082071516374" calcext:value-type="float">
            <text:p>-2.66082071516374E-05</text:p>
          </table:table-cell>
          <table:table-cell office:value-type="float" office:value="-0.000010498185155406" calcext:value-type="float">
            <text:p>-1.0498185155406E-05</text:p>
          </table:table-cell>
          <table:table-cell office:value-type="float" office:value="232.6057" calcext:value-type="float">
            <text:p>232.6057</text:p>
          </table:table-cell>
          <table:table-cell table:formula="of:=([.C43]+[.B43])/2" office:value-type="float" office:value="-0.0000185531961535217" calcext:value-type="float">
            <text:p>-1.85531961535217E-05</text:p>
          </table:table-cell>
          <table:table-cell table:formula="of:=([.C43]-[.B43])/2" office:value-type="float" office:value="0.00000805501099811572" calcext:value-type="float">
            <text:p>8.05501099811572E-06</text:p>
          </table:table-cell>
        </table:table-row>
        <table:table-row table:style-name="ro1">
          <table:table-cell office:value-type="float" office:value="3997.78359" calcext:value-type="float">
            <text:p>3997.78359</text:p>
          </table:table-cell>
          <table:table-cell office:value-type="float" office:value="-0.00002850651346551" calcext:value-type="float">
            <text:p>-2.850651346551E-05</text:p>
          </table:table-cell>
          <table:table-cell office:value-type="float" office:value="-0.0000124553004103331" calcext:value-type="float">
            <text:p>-1.24553004103331E-05</text:p>
          </table:table-cell>
          <table:table-cell office:value-type="float" office:value="232.77204" calcext:value-type="float">
            <text:p>232.77204</text:p>
          </table:table-cell>
          <table:table-cell table:formula="of:=([.C44]+[.B44])/2" office:value-type="float" office:value="-0.0000204809069379216" calcext:value-type="float">
            <text:p>-2.04809069379216E-05</text:p>
          </table:table-cell>
          <table:table-cell table:formula="of:=([.C44]-[.B44])/2" office:value-type="float" office:value="0.00000802560652758847" calcext:value-type="float">
            <text:p>8.02560652758847E-06</text:p>
          </table:table-cell>
        </table:table-row>
        <table:table-row table:style-name="ro1">
          <table:table-cell office:value-type="float" office:value="4092.99333" calcext:value-type="float">
            <text:p>4092.99333</text:p>
          </table:table-cell>
          <table:table-cell office:value-type="float" office:value="-0.0000306631117711157" calcext:value-type="float">
            <text:p>-3.06631117711157E-05</text:p>
          </table:table-cell>
          <table:table-cell office:value-type="float" office:value="-0.0000142608116307759" calcext:value-type="float">
            <text:p>-1.42608116307759E-05</text:p>
          </table:table-cell>
          <table:table-cell office:value-type="float" office:value="233.18928" calcext:value-type="float">
            <text:p>233.18928</text:p>
          </table:table-cell>
          <table:table-cell table:formula="of:=([.C45]+[.B45])/2" office:value-type="float" office:value="-0.0000224619617009458" calcext:value-type="float">
            <text:p>-2.24619617009458E-05</text:p>
          </table:table-cell>
          <table:table-cell table:formula="of:=([.C45]-[.B45])/2" office:value-type="float" office:value="0.00000820115007016989" calcext:value-type="float">
            <text:p>8.20115007016989E-06</text:p>
          </table:table-cell>
        </table:table-row>
        <table:table-row table:style-name="ro1">
          <table:table-cell office:value-type="float" office:value="4188.3513" calcext:value-type="float">
            <text:p>4188.3513</text:p>
          </table:table-cell>
          <table:table-cell office:value-type="float" office:value="-0.0000322285341123558" calcext:value-type="float">
            <text:p>-3.22285341123558E-05</text:p>
          </table:table-cell>
          <table:table-cell office:value-type="float" office:value="-0.0000160764373620316" calcext:value-type="float">
            <text:p>-1.60764373620316E-05</text:p>
          </table:table-cell>
          <table:table-cell office:value-type="float" office:value="233.25422" calcext:value-type="float">
            <text:p>233.25422</text:p>
          </table:table-cell>
          <table:table-cell table:formula="of:=([.C46]+[.B46])/2" office:value-type="float" office:value="-0.0000241524857371937" calcext:value-type="float">
            <text:p>-2.41524857371937E-05</text:p>
          </table:table-cell>
          <table:table-cell table:formula="of:=([.C46]-[.B46])/2" office:value-type="float" office:value="0.00000807604837516209" calcext:value-type="float">
            <text:p>8.07604837516209E-06</text:p>
          </table:table-cell>
        </table:table-row>
        <table:table-row table:style-name="ro1">
          <table:table-cell office:value-type="float" office:value="4283.46285" calcext:value-type="float">
            <text:p>4283.46285</text:p>
          </table:table-cell>
          <table:table-cell office:value-type="float" office:value="-0.000032670902638604" calcext:value-type="float">
            <text:p>-3.2670902638604E-05</text:p>
          </table:table-cell>
          <table:table-cell office:value-type="float" office:value="-0.0000162447864224525" calcext:value-type="float">
            <text:p>-1.62447864224525E-05</text:p>
          </table:table-cell>
          <table:table-cell office:value-type="float" office:value="233.13866" calcext:value-type="float">
            <text:p>233.13866</text:p>
          </table:table-cell>
          <table:table-cell table:formula="of:=([.C47]+[.B47])/2" office:value-type="float" office:value="-0.0000244578445305283" calcext:value-type="float">
            <text:p>-2.44578445305283E-05</text:p>
          </table:table-cell>
          <table:table-cell table:formula="of:=([.C47]-[.B47])/2" office:value-type="float" office:value="0.00000821305810807574" calcext:value-type="float">
            <text:p>8.21305810807574E-06</text:p>
          </table:table-cell>
        </table:table-row>
        <table:table-row table:style-name="ro1">
          <table:table-cell office:value-type="float" office:value="4378.65932" calcext:value-type="float">
            <text:p>4378.65932</text:p>
          </table:table-cell>
          <table:table-cell office:value-type="float" office:value="-0.0000297073772132951" calcext:value-type="float">
            <text:p>-2.97073772132951E-05</text:p>
          </table:table-cell>
          <table:table-cell office:value-type="float" office:value="-0.0000137387983699823" calcext:value-type="float">
            <text:p>-1.37387983699823E-05</text:p>
          </table:table-cell>
          <table:table-cell office:value-type="float" office:value="233.00002" calcext:value-type="float">
            <text:p>233.00002</text:p>
          </table:table-cell>
          <table:table-cell table:formula="of:=([.C48]+[.B48])/2" office:value-type="float" office:value="-0.0000217230877916387" calcext:value-type="float">
            <text:p>-2.17230877916387E-05</text:p>
          </table:table-cell>
          <table:table-cell table:formula="of:=([.C48]-[.B48])/2" office:value-type="float" office:value="0.00000798428942165641" calcext:value-type="float">
            <text:p>7.98428942165641E-06</text:p>
          </table:table-cell>
        </table:table-row>
        <table:table-row table:style-name="ro1">
          <table:table-cell office:value-type="float" office:value="4473.72614" calcext:value-type="float">
            <text:p>4473.72614</text:p>
          </table:table-cell>
          <table:table-cell office:value-type="float" office:value="-0.0000273244494897888" calcext:value-type="float">
            <text:p>-2.73244494897888E-05</text:p>
          </table:table-cell>
          <table:table-cell office:value-type="float" office:value="-0.000011581822106859" calcext:value-type="float">
            <text:p>-1.1581822106859E-05</text:p>
          </table:table-cell>
          <table:table-cell office:value-type="float" office:value="232.66744" calcext:value-type="float">
            <text:p>232.66744</text:p>
          </table:table-cell>
          <table:table-cell table:formula="of:=([.C49]+[.B49])/2" office:value-type="float" office:value="-0.0000194531357983239" calcext:value-type="float">
            <text:p>-1.94531357983239E-05</text:p>
          </table:table-cell>
          <table:table-cell table:formula="of:=([.C49]-[.B49])/2" office:value-type="float" office:value="0.00000787131369146492" calcext:value-type="float">
            <text:p>7.87131369146492E-06</text:p>
          </table:table-cell>
        </table:table-row>
        <table:table-row table:style-name="ro1">
          <table:table-cell office:value-type="float" office:value="4569.04314" calcext:value-type="float">
            <text:p>4569.04314</text:p>
          </table:table-cell>
          <table:table-cell office:value-type="float" office:value="-0.0000259079876501554" calcext:value-type="float">
            <text:p>-2.59079876501554E-05</text:p>
          </table:table-cell>
          <table:table-cell office:value-type="float" office:value="-0.0000100050954440082" calcext:value-type="float">
            <text:p>-1.00050954440082E-05</text:p>
          </table:table-cell>
          <table:table-cell office:value-type="float" office:value="232.68329" calcext:value-type="float">
            <text:p>232.68329</text:p>
          </table:table-cell>
          <table:table-cell table:formula="of:=([.C50]+[.B50])/2" office:value-type="float" office:value="-0.0000179565415470818" calcext:value-type="float">
            <text:p>-1.79565415470818E-05</text:p>
          </table:table-cell>
          <table:table-cell table:formula="of:=([.C50]-[.B50])/2" office:value-type="float" office:value="0.00000795144610307361" calcext:value-type="float">
            <text:p>7.95144610307361E-06</text:p>
          </table:table-cell>
        </table:table-row>
        <table:table-row table:style-name="ro1">
          <table:table-cell office:value-type="float" office:value="4664.38195" calcext:value-type="float">
            <text:p>4664.38195</text:p>
          </table:table-cell>
          <table:table-cell office:value-type="float" office:value="-0.0000256548417298335" calcext:value-type="float">
            <text:p>-2.56548417298335E-05</text:p>
          </table:table-cell>
          <table:table-cell office:value-type="float" office:value="-0.00000971121030814894" calcext:value-type="float">
            <text:p>-9.71121030814894E-06</text:p>
          </table:table-cell>
          <table:table-cell office:value-type="float" office:value="232.12728" calcext:value-type="float">
            <text:p>232.12728</text:p>
          </table:table-cell>
          <table:table-cell table:formula="of:=([.C51]+[.B51])/2" office:value-type="float" office:value="-0.0000176830260189912" calcext:value-type="float">
            <text:p>-1.76830260189912E-05</text:p>
          </table:table-cell>
          <table:table-cell table:formula="of:=([.C51]-[.B51])/2" office:value-type="float" office:value="0.00000797181571084228" calcext:value-type="float">
            <text:p>7.97181571084228E-06</text:p>
          </table:table-cell>
        </table:table-row>
        <table:table-row table:style-name="ro1">
          <table:table-cell office:value-type="float" office:value="4759.68416" calcext:value-type="float">
            <text:p>4759.68416</text:p>
          </table:table-cell>
          <table:table-cell office:value-type="float" office:value="-0.0000267106293173405" calcext:value-type="float">
            <text:p>-2.67106293173405E-05</text:p>
          </table:table-cell>
          <table:table-cell office:value-type="float" office:value="-0.0000108470153570574" calcext:value-type="float">
            <text:p>-1.08470153570574E-05</text:p>
          </table:table-cell>
          <table:table-cell office:value-type="float" office:value="232.38603" calcext:value-type="float">
            <text:p>232.38603</text:p>
          </table:table-cell>
          <table:table-cell table:formula="of:=([.C52]+[.B52])/2" office:value-type="float" office:value="-0.000018778822337199" calcext:value-type="float">
            <text:p>-1.8778822337199E-05</text:p>
          </table:table-cell>
          <table:table-cell table:formula="of:=([.C52]-[.B52])/2" office:value-type="float" office:value="0.00000793180698014153" calcext:value-type="float">
            <text:p>7.93180698014153E-06</text:p>
          </table:table-cell>
        </table:table-row>
        <table:table-row table:style-name="ro1">
          <table:table-cell office:value-type="float" office:value="4855.0335" calcext:value-type="float">
            <text:p>4855.0335</text:p>
          </table:table-cell>
          <table:table-cell office:value-type="float" office:value="-0.000028669304257912" calcext:value-type="float">
            <text:p>-2.8669304257912E-05</text:p>
          </table:table-cell>
          <table:table-cell office:value-type="float" office:value="-0.0000124973380455965" calcext:value-type="float">
            <text:p>-1.24973380455965E-05</text:p>
          </table:table-cell>
          <table:table-cell office:value-type="float" office:value="232.56121" calcext:value-type="float">
            <text:p>232.56121</text:p>
          </table:table-cell>
          <table:table-cell table:formula="of:=([.C53]+[.B53])/2" office:value-type="float" office:value="-0.0000205833211517542" calcext:value-type="float">
            <text:p>-2.05833211517542E-05</text:p>
          </table:table-cell>
          <table:table-cell table:formula="of:=([.C53]-[.B53])/2" office:value-type="float" office:value="0.00000808598310615772" calcext:value-type="float">
            <text:p>8.08598310615772E-06</text:p>
          </table:table-cell>
        </table:table-row>
        <table:table-row table:style-name="ro1">
          <table:table-cell office:value-type="float" office:value="4950.08586" calcext:value-type="float">
            <text:p>4950.08586</text:p>
          </table:table-cell>
          <table:table-cell office:value-type="float" office:value="-0.0000307005414725987" calcext:value-type="float">
            <text:p>-3.07005414725987E-05</text:p>
          </table:table-cell>
          <table:table-cell office:value-type="float" office:value="-0.0000148289016654611" calcext:value-type="float">
            <text:p>-1.48289016654611E-05</text:p>
          </table:table-cell>
          <table:table-cell office:value-type="float" office:value="232.67579" calcext:value-type="float">
            <text:p>232.67579</text:p>
          </table:table-cell>
          <table:table-cell table:formula="of:=([.C54]+[.B54])/2" office:value-type="float" office:value="-0.0000227647215690299" calcext:value-type="float">
            <text:p>-2.27647215690299E-05</text:p>
          </table:table-cell>
          <table:table-cell table:formula="of:=([.C54]-[.B54])/2" office:value-type="float" office:value="0.00000793581990356881" calcext:value-type="float">
            <text:p>7.93581990356881E-06</text:p>
          </table:table-cell>
        </table:table-row>
        <table:table-row table:style-name="ro1">
          <table:table-cell office:value-type="float" office:value="5045.22073" calcext:value-type="float">
            <text:p>5045.22073</text:p>
          </table:table-cell>
          <table:table-cell office:value-type="float" office:value="-0.0000307324770449241" calcext:value-type="float">
            <text:p>-3.07324770449241E-05</text:p>
          </table:table-cell>
          <table:table-cell office:value-type="float" office:value="-0.0000151661137418359" calcext:value-type="float">
            <text:p>-1.51661137418359E-05</text:p>
          </table:table-cell>
          <table:table-cell office:value-type="float" office:value="232.6449" calcext:value-type="float">
            <text:p>232.6449</text:p>
          </table:table-cell>
          <table:table-cell table:formula="of:=([.C55]+[.B55])/2" office:value-type="float" office:value="-0.00002294929539338" calcext:value-type="float">
            <text:p>-2.294929539338E-05</text:p>
          </table:table-cell>
          <table:table-cell table:formula="of:=([.C55]-[.B55])/2" office:value-type="float" office:value="0.00000778318165154407" calcext:value-type="float">
            <text:p>7.78318165154407E-06</text:p>
          </table:table-cell>
        </table:table-row>
        <table:table-row table:style-name="ro1">
          <table:table-cell office:value-type="float" office:value="5140.24509" calcext:value-type="float">
            <text:p>5140.24509</text:p>
          </table:table-cell>
          <table:table-cell office:value-type="float" office:value="-0.000028844650600525" calcext:value-type="float">
            <text:p>-2.8844650600525E-05</text:p>
          </table:table-cell>
          <table:table-cell office:value-type="float" office:value="-0.0000131546303538472" calcext:value-type="float">
            <text:p>-1.31546303538472E-05</text:p>
          </table:table-cell>
          <table:table-cell office:value-type="float" office:value="232.4719" calcext:value-type="float">
            <text:p>232.4719</text:p>
          </table:table-cell>
          <table:table-cell table:formula="of:=([.C56]+[.B56])/2" office:value-type="float" office:value="-0.0000209996404771861" calcext:value-type="float">
            <text:p>-2.09996404771861E-05</text:p>
          </table:table-cell>
          <table:table-cell table:formula="of:=([.C56]-[.B56])/2" office:value-type="float" office:value="0.0000078450101233389" calcext:value-type="float">
            <text:p>7.8450101233389E-06</text:p>
          </table:table-cell>
        </table:table-row>
        <table:table-row table:style-name="ro1">
          <table:table-cell office:value-type="float" office:value="5235.27379" calcext:value-type="float">
            <text:p>5235.27379</text:p>
          </table:table-cell>
          <table:table-cell office:value-type="float" office:value="-0.0000273620175880754" calcext:value-type="float">
            <text:p>-2.73620175880754E-05</text:p>
          </table:table-cell>
          <table:table-cell office:value-type="float" office:value="-0.0000119545816172368" calcext:value-type="float">
            <text:p>-1.19545816172368E-05</text:p>
          </table:table-cell>
          <table:table-cell office:value-type="float" office:value="232.46672" calcext:value-type="float">
            <text:p>232.46672</text:p>
          </table:table-cell>
          <table:table-cell table:formula="of:=([.C57]+[.B57])/2" office:value-type="float" office:value="-0.0000196582996026561" calcext:value-type="float">
            <text:p>-1.96582996026561E-05</text:p>
          </table:table-cell>
          <table:table-cell table:formula="of:=([.C57]-[.B57])/2" office:value-type="float" office:value="0.00000770371798541932" calcext:value-type="float">
            <text:p>7.70371798541932E-06</text:p>
          </table:table-cell>
        </table:table-row>
        <table:table-row table:style-name="ro1">
          <table:table-cell office:value-type="float" office:value="5330.37566" calcext:value-type="float">
            <text:p>5330.37566</text:p>
          </table:table-cell>
          <table:table-cell office:value-type="float" office:value="-0.0000266827958904016" calcext:value-type="float">
            <text:p>-2.66827958904016E-05</text:p>
          </table:table-cell>
          <table:table-cell office:value-type="float" office:value="-0.0000108286726760222" calcext:value-type="float">
            <text:p>-1.08286726760222E-05</text:p>
          </table:table-cell>
          <table:table-cell office:value-type="float" office:value="232.59996" calcext:value-type="float">
            <text:p>232.59996</text:p>
          </table:table-cell>
          <table:table-cell table:formula="of:=([.C58]+[.B58])/2" office:value-type="float" office:value="-0.0000187557342832119" calcext:value-type="float">
            <text:p>-1.87557342832119E-05</text:p>
          </table:table-cell>
          <table:table-cell table:formula="of:=([.C58]-[.B58])/2" office:value-type="float" office:value="0.0000079270616071897" calcext:value-type="float">
            <text:p>7.9270616071897E-06</text:p>
          </table:table-cell>
        </table:table-row>
        <table:table-row table:style-name="ro1">
          <table:table-cell office:value-type="float" office:value="5425.71137" calcext:value-type="float">
            <text:p>5425.71137</text:p>
          </table:table-cell>
          <table:table-cell office:value-type="float" office:value="-0.0000267141435664273" calcext:value-type="float">
            <text:p>-2.67141435664273E-05</text:p>
          </table:table-cell>
          <table:table-cell office:value-type="float" office:value="-0.0000105382409273483" calcext:value-type="float">
            <text:p>-1.05382409273483E-05</text:p>
          </table:table-cell>
          <table:table-cell office:value-type="float" office:value="232.56879" calcext:value-type="float">
            <text:p>232.56879</text:p>
          </table:table-cell>
          <table:table-cell table:formula="of:=([.C59]+[.B59])/2" office:value-type="float" office:value="-0.0000186261922468878" calcext:value-type="float">
            <text:p>-1.86261922468878E-05</text:p>
          </table:table-cell>
          <table:table-cell table:formula="of:=([.C59]-[.B59])/2" office:value-type="float" office:value="0.0000080879513195395" calcext:value-type="float">
            <text:p>8.0879513195395E-06</text:p>
          </table:table-cell>
        </table:table-row>
        <table:table-row table:style-name="ro1">
          <table:table-cell office:value-type="float" office:value="5520.96533" calcext:value-type="float">
            <text:p>5520.96533</text:p>
          </table:table-cell>
          <table:table-cell office:value-type="float" office:value="-0.0000273992448296055" calcext:value-type="float">
            <text:p>-2.73992448296055E-05</text:p>
          </table:table-cell>
          <table:table-cell office:value-type="float" office:value="-0.0000114187483448578" calcext:value-type="float">
            <text:p>-1.14187483448578E-05</text:p>
          </table:table-cell>
          <table:table-cell office:value-type="float" office:value="232.44433" calcext:value-type="float">
            <text:p>232.44433</text:p>
          </table:table-cell>
          <table:table-cell table:formula="of:=([.C60]+[.B60])/2" office:value-type="float" office:value="-0.0000194089965872317" calcext:value-type="float">
            <text:p>-1.94089965872317E-05</text:p>
          </table:table-cell>
          <table:table-cell table:formula="of:=([.C60]-[.B60])/2" office:value-type="float" office:value="0.00000799024824237383" calcext:value-type="float">
            <text:p>7.99024824237383E-06</text:p>
          </table:table-cell>
        </table:table-row>
        <table:table-row table:style-name="ro1">
          <table:table-cell office:value-type="float" office:value="5615.98291" calcext:value-type="float">
            <text:p>5615.98291</text:p>
          </table:table-cell>
          <table:table-cell office:value-type="float" office:value="-0.000029339958130024" calcext:value-type="float">
            <text:p>-2.9339958130024E-05</text:p>
          </table:table-cell>
          <table:table-cell office:value-type="float" office:value="-0.0000134249219768292" calcext:value-type="float">
            <text:p>-1.34249219768292E-05</text:p>
          </table:table-cell>
          <table:table-cell office:value-type="float" office:value="232.40202" calcext:value-type="float">
            <text:p>232.40202</text:p>
          </table:table-cell>
          <table:table-cell table:formula="of:=([.C61]+[.B61])/2" office:value-type="float" office:value="-0.0000213824400534266" calcext:value-type="float">
            <text:p>-2.13824400534266E-05</text:p>
          </table:table-cell>
          <table:table-cell table:formula="of:=([.C61]-[.B61])/2" office:value-type="float" office:value="0.00000795751807659739" calcext:value-type="float">
            <text:p>7.95751807659739E-06</text:p>
          </table:table-cell>
        </table:table-row>
        <table:table-row table:style-name="ro1">
          <table:table-cell office:value-type="float" office:value="5711.30744" calcext:value-type="float">
            <text:p>5711.30744</text:p>
          </table:table-cell>
          <table:table-cell office:value-type="float" office:value="-0.0000303206963012309" calcext:value-type="float">
            <text:p>-3.03206963012309E-05</text:p>
          </table:table-cell>
          <table:table-cell office:value-type="float" office:value="-0.000014479222681244" calcext:value-type="float">
            <text:p>-1.4479222681244E-05</text:p>
          </table:table-cell>
          <table:table-cell office:value-type="float" office:value="232.69782" calcext:value-type="float">
            <text:p>232.69782</text:p>
          </table:table-cell>
          <table:table-cell table:formula="of:=([.C62]+[.B62])/2" office:value-type="float" office:value="-0.0000223999594912374" calcext:value-type="float">
            <text:p>-2.23999594912374E-05</text:p>
          </table:table-cell>
          <table:table-cell table:formula="of:=([.C62]-[.B62])/2" office:value-type="float" office:value="0.00000792073680999345" calcext:value-type="float">
            <text:p>7.92073680999345E-06</text:p>
          </table:table-cell>
        </table:table-row>
        <table:table-row table:style-name="ro1">
          <table:table-cell office:value-type="float" office:value="5806.68944" calcext:value-type="float">
            <text:p>5806.68944</text:p>
          </table:table-cell>
          <table:table-cell office:value-type="float" office:value="-0.0000289364888551083" calcext:value-type="float">
            <text:p>-2.89364888551083E-05</text:p>
          </table:table-cell>
          <table:table-cell office:value-type="float" office:value="-0.0000131728060034606" calcext:value-type="float">
            <text:p>-1.31728060034606E-05</text:p>
          </table:table-cell>
          <table:table-cell office:value-type="float" office:value="232.60176" calcext:value-type="float">
            <text:p>232.60176</text:p>
          </table:table-cell>
          <table:table-cell table:formula="of:=([.C63]+[.B63])/2" office:value-type="float" office:value="-0.0000210546474292845" calcext:value-type="float">
            <text:p>-2.10546474292845E-05</text:p>
          </table:table-cell>
          <table:table-cell table:formula="of:=([.C63]-[.B63])/2" office:value-type="float" office:value="0.00000788184142582381" calcext:value-type="float">
            <text:p>7.88184142582381E-06</text:p>
          </table:table-cell>
        </table:table-row>
        <table:table-row table:style-name="ro1">
          <table:table-cell office:value-type="float" office:value="5901.692" calcext:value-type="float">
            <text:p>5901.692</text:p>
          </table:table-cell>
          <table:table-cell office:value-type="float" office:value="-0.0000273556712809097" calcext:value-type="float">
            <text:p>-2.73556712809097E-05</text:p>
          </table:table-cell>
          <table:table-cell office:value-type="float" office:value="-0.0000117362227577554" calcext:value-type="float">
            <text:p>-1.17362227577554E-05</text:p>
          </table:table-cell>
          <table:table-cell office:value-type="float" office:value="232.31029" calcext:value-type="float">
            <text:p>232.31029</text:p>
          </table:table-cell>
          <table:table-cell table:formula="of:=([.C64]+[.B64])/2" office:value-type="float" office:value="-0.0000195459470193326" calcext:value-type="float">
            <text:p>-1.95459470193326E-05</text:p>
          </table:table-cell>
          <table:table-cell table:formula="of:=([.C64]-[.B64])/2" office:value-type="float" office:value="0.00000780972426157717" calcext:value-type="float">
            <text:p>7.80972426157717E-06</text:p>
          </table:table-cell>
        </table:table-row>
        <table:table-row table:style-name="ro1">
          <table:table-cell office:value-type="float" office:value="5996.71498" calcext:value-type="float">
            <text:p>5996.71498</text:p>
          </table:table-cell>
          <table:table-cell office:value-type="float" office:value="-0.0000265288673897697" calcext:value-type="float">
            <text:p>-2.65288673897697E-05</text:p>
          </table:table-cell>
          <table:table-cell office:value-type="float" office:value="-0.0000106831942694937" calcext:value-type="float">
            <text:p>-1.06831942694937E-05</text:p>
          </table:table-cell>
          <table:table-cell office:value-type="float" office:value="232.24276" calcext:value-type="float">
            <text:p>232.24276</text:p>
          </table:table-cell>
          <table:table-cell table:formula="of:=([.C65]+[.B65])/2" office:value-type="float" office:value="-0.0000186060308296317" calcext:value-type="float">
            <text:p>-1.86060308296317E-05</text:p>
          </table:table-cell>
          <table:table-cell table:formula="of:=([.C65]-[.B65])/2" office:value-type="float" office:value="0.00000792283656013802" calcext:value-type="float">
            <text:p>7.92283656013802E-06</text:p>
          </table:table-cell>
        </table:table-row>
        <table:table-row table:style-name="ro1">
          <table:table-cell office:value-type="float" office:value="6091.82501" calcext:value-type="float">
            <text:p>6091.82501</text:p>
          </table:table-cell>
          <table:table-cell office:value-type="float" office:value="-0.0000270786443676086" calcext:value-type="float">
            <text:p>-2.70786443676086E-05</text:p>
          </table:table-cell>
          <table:table-cell office:value-type="float" office:value="-0.0000109143130633782" calcext:value-type="float">
            <text:p>-1.09143130633782E-05</text:p>
          </table:table-cell>
          <table:table-cell office:value-type="float" office:value="232.35817" calcext:value-type="float">
            <text:p>232.35817</text:p>
          </table:table-cell>
          <table:table-cell table:formula="of:=([.C66]+[.B66])/2" office:value-type="float" office:value="-0.0000189964787154934" calcext:value-type="float">
            <text:p>-1.89964787154934E-05</text:p>
          </table:table-cell>
          <table:table-cell table:formula="of:=([.C66]-[.B66])/2" office:value-type="float" office:value="0.00000808216565211521" calcext:value-type="float">
            <text:p>8.08216565211521E-06</text:p>
          </table:table-cell>
        </table:table-row>
        <table:table-row table:style-name="ro1">
          <table:table-cell office:value-type="float" office:value="6186.85399" calcext:value-type="float">
            <text:p>6186.85399</text:p>
          </table:table-cell>
          <table:table-cell office:value-type="float" office:value="-0.0000281307841860102" calcext:value-type="float">
            <text:p>-2.81307841860102E-05</text:p>
          </table:table-cell>
          <table:table-cell office:value-type="float" office:value="-0.0000120773428013072" calcext:value-type="float">
            <text:p>-1.20773428013072E-05</text:p>
          </table:table-cell>
          <table:table-cell office:value-type="float" office:value="232.3815" calcext:value-type="float">
            <text:p>232.3815</text:p>
          </table:table-cell>
          <table:table-cell table:formula="of:=([.C67]+[.B67])/2" office:value-type="float" office:value="-0.0000201040634936587" calcext:value-type="float">
            <text:p>-2.01040634936587E-05</text:p>
          </table:table-cell>
          <table:table-cell table:formula="of:=([.C67]-[.B67])/2" office:value-type="float" office:value="0.0000080267206923515" calcext:value-type="float">
            <text:p>8.0267206923515E-06</text:p>
          </table:table-cell>
        </table:table-row>
        <table:table-row table:style-name="ro1">
          <table:table-cell office:value-type="float" office:value="6281.91819" calcext:value-type="float">
            <text:p>6281.91819</text:p>
          </table:table-cell>
          <table:table-cell office:value-type="float" office:value="-0.0000303196420388229" calcext:value-type="float">
            <text:p>-3.03196420388229E-05</text:p>
          </table:table-cell>
          <table:table-cell office:value-type="float" office:value="-0.0000140641064554855" calcext:value-type="float">
            <text:p>-1.40641064554855E-05</text:p>
          </table:table-cell>
          <table:table-cell office:value-type="float" office:value="232.34085" calcext:value-type="float">
            <text:p>232.34085</text:p>
          </table:table-cell>
          <table:table-cell table:formula="of:=([.C68]+[.B68])/2" office:value-type="float" office:value="-0.0000221918742471542" calcext:value-type="float">
            <text:p>-2.21918742471542E-05</text:p>
          </table:table-cell>
          <table:table-cell table:formula="of:=([.C68]-[.B68])/2" office:value-type="float" office:value="0.00000812776779166871" calcext:value-type="float">
            <text:p>8.12776779166871E-06</text:p>
          </table:table-cell>
        </table:table-row>
        <table:table-row table:style-name="ro1">
          <table:table-cell office:value-type="float" office:value="6377.31033" calcext:value-type="float">
            <text:p>6377.31033</text:p>
          </table:table-cell>
          <table:table-cell office:value-type="float" office:value="-0.0000309511435858172" calcext:value-type="float">
            <text:p>-3.09511435858172E-05</text:p>
          </table:table-cell>
          <table:table-cell office:value-type="float" office:value="-0.0000150741176804657" calcext:value-type="float">
            <text:p>-1.50741176804657E-05</text:p>
          </table:table-cell>
          <table:table-cell office:value-type="float" office:value="232.63692" calcext:value-type="float">
            <text:p>232.63692</text:p>
          </table:table-cell>
          <table:table-cell table:formula="of:=([.C69]+[.B69])/2" office:value-type="float" office:value="-0.0000230126306331414" calcext:value-type="float">
            <text:p>-2.30126306331414E-05</text:p>
          </table:table-cell>
          <table:table-cell table:formula="of:=([.C69]-[.B69])/2" office:value-type="float" office:value="0.00000793851295267575" calcext:value-type="float">
            <text:p>7.93851295267575E-06</text:p>
          </table:table-cell>
        </table:table-row>
        <table:table-row table:style-name="ro1">
          <table:table-cell office:value-type="float" office:value="6472.61579" calcext:value-type="float">
            <text:p>6472.61579</text:p>
          </table:table-cell>
          <table:table-cell office:value-type="float" office:value="-0.0000290589526213223" calcext:value-type="float">
            <text:p>-2.90589526213223E-05</text:p>
          </table:table-cell>
          <table:table-cell office:value-type="float" office:value="-0.0000131799725564307" calcext:value-type="float">
            <text:p>-1.31799725564307E-05</text:p>
          </table:table-cell>
          <table:table-cell office:value-type="float" office:value="232.57504" calcext:value-type="float">
            <text:p>232.57504</text:p>
          </table:table-cell>
          <table:table-cell table:formula="of:=([.C70]+[.B70])/2" office:value-type="float" office:value="-0.0000211194625888765" calcext:value-type="float">
            <text:p>-2.11194625888765E-05</text:p>
          </table:table-cell>
          <table:table-cell table:formula="of:=([.C70]-[.B70])/2" office:value-type="float" office:value="0.00000793949003244582" calcext:value-type="float">
            <text:p>7.93949003244582E-06</text:p>
          </table:table-cell>
        </table:table-row>
        <table:table-row table:style-name="ro1">
          <table:table-cell office:value-type="float" office:value="6567.64286" calcext:value-type="float">
            <text:p>6567.64286</text:p>
          </table:table-cell>
          <table:table-cell office:value-type="float" office:value="-0.0000275856320857893" calcext:value-type="float">
            <text:p>-2.75856320857893E-05</text:p>
          </table:table-cell>
          <table:table-cell office:value-type="float" office:value="-0.0000117143740006178" calcext:value-type="float">
            <text:p>-1.17143740006178E-05</text:p>
          </table:table-cell>
          <table:table-cell office:value-type="float" office:value="232.49805" calcext:value-type="float">
            <text:p>232.49805</text:p>
          </table:table-cell>
          <table:table-cell table:formula="of:=([.C71]+[.B71])/2" office:value-type="float" office:value="-0.0000196500030432036" calcext:value-type="float">
            <text:p>-1.96500030432036E-05</text:p>
          </table:table-cell>
          <table:table-cell table:formula="of:=([.C71]-[.B71])/2" office:value-type="float" office:value="0.00000793562904258577" calcext:value-type="float">
            <text:p>7.93562904258577E-06</text:p>
          </table:table-cell>
        </table:table-row>
        <table:table-row table:style-name="ro1">
          <table:table-cell office:value-type="float" office:value="6662.87164" calcext:value-type="float">
            <text:p>6662.87164</text:p>
          </table:table-cell>
          <table:table-cell office:value-type="float" office:value="-0.0000267948450387682" calcext:value-type="float">
            <text:p>-2.67948450387682E-05</text:p>
          </table:table-cell>
          <table:table-cell office:value-type="float" office:value="-0.000010813771063429" calcext:value-type="float">
            <text:p>-1.0813771063429E-05</text:p>
          </table:table-cell>
          <table:table-cell office:value-type="float" office:value="232.40508" calcext:value-type="float">
            <text:p>232.40508</text:p>
          </table:table-cell>
          <table:table-cell table:formula="of:=([.C72]+[.B72])/2" office:value-type="float" office:value="-0.0000188043080510986" calcext:value-type="float">
            <text:p>-1.88043080510986E-05</text:p>
          </table:table-cell>
          <table:table-cell table:formula="of:=([.C72]-[.B72])/2" office:value-type="float" office:value="0.00000799053698766959" calcext:value-type="float">
            <text:p>7.99053698766959E-06</text:p>
          </table:table-cell>
        </table:table-row>
        <table:table-row table:style-name="ro1">
          <table:table-cell office:value-type="float" office:value="6757.90575" calcext:value-type="float">
            <text:p>6757.90575</text:p>
          </table:table-cell>
          <table:table-cell office:value-type="float" office:value="-0.0000273056474655242" calcext:value-type="float">
            <text:p>-2.73056474655242E-05</text:p>
          </table:table-cell>
          <table:table-cell office:value-type="float" office:value="-0.0000109386280511888" calcext:value-type="float">
            <text:p>-1.09386280511888E-05</text:p>
          </table:table-cell>
          <table:table-cell office:value-type="float" office:value="232.09132" calcext:value-type="float">
            <text:p>232.09132</text:p>
          </table:table-cell>
          <table:table-cell table:formula="of:=([.C73]+[.B73])/2" office:value-type="float" office:value="-0.0000191221377583565" calcext:value-type="float">
            <text:p>-1.91221377583565E-05</text:p>
          </table:table-cell>
          <table:table-cell table:formula="of:=([.C73]-[.B73])/2" office:value-type="float" office:value="0.00000818350970716769" calcext:value-type="float">
            <text:p>8.18350970716769E-06</text:p>
          </table:table-cell>
        </table:table-row>
        <table:table-row table:style-name="ro1">
          <table:table-cell office:value-type="float" office:value="6853.31974" calcext:value-type="float">
            <text:p>6853.31974</text:p>
          </table:table-cell>
          <table:table-cell office:value-type="float" office:value="-0.0000287197138361501" calcext:value-type="float">
            <text:p>-2.87197138361501E-05</text:p>
          </table:table-cell>
          <table:table-cell office:value-type="float" office:value="-0.0000125859610600913" calcext:value-type="float">
            <text:p>-1.25859610600913E-05</text:p>
          </table:table-cell>
          <table:table-cell office:value-type="float" office:value="232.49076" calcext:value-type="float">
            <text:p>232.49076</text:p>
          </table:table-cell>
          <table:table-cell table:formula="of:=([.C74]+[.B74])/2" office:value-type="float" office:value="-0.0000206528374481207" calcext:value-type="float">
            <text:p>-2.06528374481207E-05</text:p>
          </table:table-cell>
          <table:table-cell table:formula="of:=([.C74]-[.B74])/2" office:value-type="float" office:value="0.00000806687638802938" calcext:value-type="float">
            <text:p>8.06687638802938E-06</text:p>
          </table:table-cell>
        </table:table-row>
        <table:table-row table:style-name="ro1">
          <table:table-cell office:value-type="float" office:value="6948.43286" calcext:value-type="float">
            <text:p>6948.43286</text:p>
          </table:table-cell>
          <table:table-cell office:value-type="float" office:value="-0.0000307126381441453" calcext:value-type="float">
            <text:p>-3.07126381441453E-05</text:p>
          </table:table-cell>
          <table:table-cell office:value-type="float" office:value="-0.0000145133019796842" calcext:value-type="float">
            <text:p>-1.45133019796842E-05</text:p>
          </table:table-cell>
          <table:table-cell office:value-type="float" office:value="232.84492" calcext:value-type="float">
            <text:p>232.84492</text:p>
          </table:table-cell>
          <table:table-cell table:formula="of:=([.C75]+[.B75])/2" office:value-type="float" office:value="-0.0000226129700619147" calcext:value-type="float">
            <text:p>-2.26129700619147E-05</text:p>
          </table:table-cell>
          <table:table-cell table:formula="of:=([.C75]-[.B75])/2" office:value-type="float" office:value="0.00000809966808223055" calcext:value-type="float">
            <text:p>8.09966808223055E-06</text:p>
          </table:table-cell>
        </table:table-row>
        <table:table-row table:style-name="ro1">
          <table:table-cell office:value-type="float" office:value="7043.60296" calcext:value-type="float">
            <text:p>7043.60296</text:p>
          </table:table-cell>
          <table:table-cell office:value-type="float" office:value="-0.0000310769223160041" calcext:value-type="float">
            <text:p>-3.10769223160041E-05</text:p>
          </table:table-cell>
          <table:table-cell office:value-type="float" office:value="-0.0000155117345709933" calcext:value-type="float">
            <text:p>-1.55117345709933E-05</text:p>
          </table:table-cell>
          <table:table-cell office:value-type="float" office:value="232.55515" calcext:value-type="float">
            <text:p>232.55515</text:p>
          </table:table-cell>
          <table:table-cell table:formula="of:=([.C76]+[.B76])/2" office:value-type="float" office:value="-0.0000232943284434987" calcext:value-type="float">
            <text:p>-2.32943284434987E-05</text:p>
          </table:table-cell>
          <table:table-cell table:formula="of:=([.C76]-[.B76])/2" office:value-type="float" office:value="0.0000077825938725054" calcext:value-type="float">
            <text:p>7.7825938725054E-06</text:p>
          </table:table-cell>
        </table:table-row>
        <table:table-row table:style-name="ro1">
          <table:table-cell office:value-type="float" office:value="7138.78885" calcext:value-type="float">
            <text:p>7138.78885</text:p>
          </table:table-cell>
          <table:table-cell office:value-type="float" office:value="-0.0000293244072011726" calcext:value-type="float">
            <text:p>-2.93244072011726E-05</text:p>
          </table:table-cell>
          <table:table-cell office:value-type="float" office:value="-0.0000136299866337137" calcext:value-type="float">
            <text:p>-1.36299866337137E-05</text:p>
          </table:table-cell>
          <table:table-cell office:value-type="float" office:value="232.65274" calcext:value-type="float">
            <text:p>232.65274</text:p>
          </table:table-cell>
          <table:table-cell table:formula="of:=([.C77]+[.B77])/2" office:value-type="float" office:value="-0.0000214771969174432" calcext:value-type="float">
            <text:p>-2.14771969174432E-05</text:p>
          </table:table-cell>
          <table:table-cell table:formula="of:=([.C77]-[.B77])/2" office:value-type="float" office:value="0.00000784721028372944" calcext:value-type="float">
            <text:p>7.84721028372944E-06</text:p>
          </table:table-cell>
        </table:table-row>
        <table:table-row table:style-name="ro1">
          <table:table-cell office:value-type="float" office:value="7234.03251" calcext:value-type="float">
            <text:p>7234.03251</text:p>
          </table:table-cell>
          <table:table-cell office:value-type="float" office:value="-0.0000275915507049993" calcext:value-type="float">
            <text:p>-2.75915507049993E-05</text:p>
          </table:table-cell>
          <table:table-cell office:value-type="float" office:value="-0.0000119042920648095" calcext:value-type="float">
            <text:p>-1.19042920648095E-05</text:p>
          </table:table-cell>
          <table:table-cell office:value-type="float" office:value="232.54812" calcext:value-type="float">
            <text:p>232.54812</text:p>
          </table:table-cell>
          <table:table-cell table:formula="of:=([.C78]+[.B78])/2" office:value-type="float" office:value="-0.0000197479213849044" calcext:value-type="float">
            <text:p>-1.97479213849044E-05</text:p>
          </table:table-cell>
          <table:table-cell table:formula="of:=([.C78]-[.B78])/2" office:value-type="float" office:value="0.00000784362932009489" calcext:value-type="float">
            <text:p>7.84362932009489E-06</text:p>
          </table:table-cell>
        </table:table-row>
        <table:table-row table:style-name="ro1">
          <table:table-cell office:value-type="float" office:value="7329.18804" calcext:value-type="float">
            <text:p>7329.18804</text:p>
          </table:table-cell>
          <table:table-cell office:value-type="float" office:value="-0.00002661825182294" calcext:value-type="float">
            <text:p>-2.661825182294E-05</text:p>
          </table:table-cell>
          <table:table-cell office:value-type="float" office:value="-0.0000108907716533121" calcext:value-type="float">
            <text:p>-1.08907716533121E-05</text:p>
          </table:table-cell>
          <table:table-cell office:value-type="float" office:value="232.1375" calcext:value-type="float">
            <text:p>232.1375</text:p>
          </table:table-cell>
          <table:table-cell table:formula="of:=([.C79]+[.B79])/2" office:value-type="float" office:value="-0.0000187545117381261" calcext:value-type="float">
            <text:p>-1.87545117381261E-05</text:p>
          </table:table-cell>
          <table:table-cell table:formula="of:=([.C79]-[.B79])/2" office:value-type="float" office:value="0.00000786374008481392" calcext:value-type="float">
            <text:p>7.86374008481392E-06</text:p>
          </table:table-cell>
        </table:table-row>
        <table:table-row table:style-name="ro1">
          <table:table-cell office:value-type="float" office:value="7424.42154" calcext:value-type="float">
            <text:p>7424.42154</text:p>
          </table:table-cell>
          <table:table-cell office:value-type="float" office:value="-0.0000271162836294383" calcext:value-type="float">
            <text:p>-2.71162836294383E-05</text:p>
          </table:table-cell>
          <table:table-cell office:value-type="float" office:value="-0.0000110696937249038" calcext:value-type="float">
            <text:p>-1.10696937249038E-05</text:p>
          </table:table-cell>
          <table:table-cell office:value-type="float" office:value="231.9926" calcext:value-type="float">
            <text:p>231.9926</text:p>
          </table:table-cell>
          <table:table-cell table:formula="of:=([.C80]+[.B80])/2" office:value-type="float" office:value="-0.000019092988677171" calcext:value-type="float">
            <text:p>-1.9092988677171E-05</text:p>
          </table:table-cell>
          <table:table-cell table:formula="of:=([.C80]-[.B80])/2" office:value-type="float" office:value="0.00000802329495226728" calcext:value-type="float">
            <text:p>8.02329495226728E-06</text:p>
          </table:table-cell>
        </table:table-row>
        <table:table-row table:style-name="ro1">
          <table:table-cell office:value-type="float" office:value="7519.82801" calcext:value-type="float">
            <text:p>7519.82801</text:p>
          </table:table-cell>
          <table:table-cell office:value-type="float" office:value="-0.000028569445457636" calcext:value-type="float">
            <text:p>-2.8569445457636E-05</text:p>
          </table:table-cell>
          <table:table-cell office:value-type="float" office:value="-0.0000126482727512559" calcext:value-type="float">
            <text:p>-1.26482727512559E-05</text:p>
          </table:table-cell>
          <table:table-cell office:value-type="float" office:value="232.54171" calcext:value-type="float">
            <text:p>232.54171</text:p>
          </table:table-cell>
          <table:table-cell table:formula="of:=([.C81]+[.B81])/2" office:value-type="float" office:value="-0.000020608859104446" calcext:value-type="float">
            <text:p>-2.0608859104446E-05</text:p>
          </table:table-cell>
          <table:table-cell table:formula="of:=([.C81]-[.B81])/2" office:value-type="float" office:value="0.00000796058635319008" calcext:value-type="float">
            <text:p>7.96058635319008E-06</text:p>
          </table:table-cell>
        </table:table-row>
        <table:table-row table:style-name="ro1">
          <table:table-cell office:value-type="float" office:value="7614.85524" calcext:value-type="float">
            <text:p>7614.85524</text:p>
          </table:table-cell>
          <table:table-cell office:value-type="float" office:value="-0.0000307914225523334" calcext:value-type="float">
            <text:p>-3.07914225523334E-05</text:p>
          </table:table-cell>
          <table:table-cell office:value-type="float" office:value="-0.0000146937658438942" calcext:value-type="float">
            <text:p>-1.46937658438942E-05</text:p>
          </table:table-cell>
          <table:table-cell office:value-type="float" office:value="232.61949" calcext:value-type="float">
            <text:p>232.61949</text:p>
          </table:table-cell>
          <table:table-cell table:formula="of:=([.C82]+[.B82])/2" office:value-type="float" office:value="-0.0000227425941981138" calcext:value-type="float">
            <text:p>-2.27425941981138E-05</text:p>
          </table:table-cell>
          <table:table-cell table:formula="of:=([.C82]-[.B82])/2" office:value-type="float" office:value="0.00000804882835421962" calcext:value-type="float">
            <text:p>8.04882835421962E-06</text:p>
          </table:table-cell>
        </table:table-row>
        <table:table-row table:style-name="ro1">
          <table:table-cell office:value-type="float" office:value="7710.19518" calcext:value-type="float">
            <text:p>7710.19518</text:p>
          </table:table-cell>
          <table:table-cell office:value-type="float" office:value="-0.0000307209435289263" calcext:value-type="float">
            <text:p>-3.07209435289263E-05</text:p>
          </table:table-cell>
          <table:table-cell office:value-type="float" office:value="-0.0000149832703953496" calcext:value-type="float">
            <text:p>-1.49832703953496E-05</text:p>
          </table:table-cell>
          <table:table-cell office:value-type="float" office:value="232.58524" calcext:value-type="float">
            <text:p>232.58524</text:p>
          </table:table-cell>
          <table:table-cell table:formula="of:=([.C83]+[.B83])/2" office:value-type="float" office:value="-0.000022852106962138" calcext:value-type="float">
            <text:p>-2.2852106962138E-05</text:p>
          </table:table-cell>
          <table:table-cell table:formula="of:=([.C83]-[.B83])/2" office:value-type="float" office:value="0.00000786883656678834" calcext:value-type="float">
            <text:p>7.86883656678834E-06</text:p>
          </table:table-cell>
        </table:table-row>
        <table:table-row table:style-name="ro1">
          <table:table-cell office:value-type="float" office:value="7805.24391" calcext:value-type="float">
            <text:p>7805.24391</text:p>
          </table:table-cell>
          <table:table-cell office:value-type="float" office:value="-0.0000288093469477329" calcext:value-type="float">
            <text:p>-2.88093469477329E-05</text:p>
          </table:table-cell>
          <table:table-cell office:value-type="float" office:value="-0.0000132796956536735" calcext:value-type="float">
            <text:p>-1.32796956536735E-05</text:p>
          </table:table-cell>
          <table:table-cell office:value-type="float" office:value="232.52001" calcext:value-type="float">
            <text:p>232.52001</text:p>
          </table:table-cell>
          <table:table-cell table:formula="of:=([.C84]+[.B84])/2" office:value-type="float" office:value="-0.0000210445213007032" calcext:value-type="float">
            <text:p>-2.10445213007032E-05</text:p>
          </table:table-cell>
          <table:table-cell table:formula="of:=([.C84]-[.B84])/2" office:value-type="float" office:value="0.0000077648256470297" calcext:value-type="float">
            <text:p>7.7648256470297E-06</text:p>
          </table:table-cell>
        </table:table-row>
        <table:table-row table:style-name="ro1">
          <table:table-cell office:value-type="float" office:value="7900.2871" calcext:value-type="float">
            <text:p>7900.2871</text:p>
          </table:table-cell>
          <table:table-cell office:value-type="float" office:value="-0.0000273528249721355" calcext:value-type="float">
            <text:p>-2.73528249721355E-05</text:p>
          </table:table-cell>
          <table:table-cell office:value-type="float" office:value="-0.0000117551880253258" calcext:value-type="float">
            <text:p>-1.17551880253258E-05</text:p>
          </table:table-cell>
          <table:table-cell office:value-type="float" office:value="232.3652" calcext:value-type="float">
            <text:p>232.3652</text:p>
          </table:table-cell>
          <table:table-cell table:formula="of:=([.C85]+[.B85])/2" office:value-type="float" office:value="-0.0000195540064987306" calcext:value-type="float">
            <text:p>-1.95540064987306E-05</text:p>
          </table:table-cell>
          <table:table-cell table:formula="of:=([.C85]-[.B85])/2" office:value-type="float" office:value="0.00000779881847340485" calcext:value-type="float">
            <text:p>7.79881847340485E-06</text:p>
          </table:table-cell>
        </table:table-row>
        <table:table-row table:style-name="ro1">
          <table:table-cell office:value-type="float" office:value="7995.67993" calcext:value-type="float">
            <text:p>7995.67993</text:p>
          </table:table-cell>
          <table:table-cell office:value-type="float" office:value="-0.0000261506802569047" calcext:value-type="float">
            <text:p>-2.61506802569047E-05</text:p>
          </table:table-cell>
          <table:table-cell office:value-type="float" office:value="-0.0000106333512442753" calcext:value-type="float">
            <text:p>-1.06333512442753E-05</text:p>
          </table:table-cell>
          <table:table-cell office:value-type="float" office:value="232.10831" calcext:value-type="float">
            <text:p>232.10831</text:p>
          </table:table-cell>
          <table:table-cell table:formula="of:=([.C86]+[.B86])/2" office:value-type="float" office:value="-0.00001839201575059" calcext:value-type="float">
            <text:p>-1.839201575059E-05</text:p>
          </table:table-cell>
          <table:table-cell table:formula="of:=([.C86]-[.B86])/2" office:value-type="float" office:value="0.00000775866450631474" calcext:value-type="float">
            <text:p>7.75866450631474E-06</text:p>
          </table:table-cell>
        </table:table-row>
        <table:table-row table:style-name="ro1">
          <table:table-cell office:value-type="float" office:value="8090.71266" calcext:value-type="float">
            <text:p>8090.71266</text:p>
          </table:table-cell>
          <table:table-cell office:value-type="float" office:value="-0.0000266739252321378" calcext:value-type="float">
            <text:p>-2.66739252321378E-05</text:p>
          </table:table-cell>
          <table:table-cell office:value-type="float" office:value="-0.0000109060199439017" calcext:value-type="float">
            <text:p>-1.09060199439017E-05</text:p>
          </table:table-cell>
          <table:table-cell office:value-type="float" office:value="232.09832" calcext:value-type="float">
            <text:p>232.09832</text:p>
          </table:table-cell>
          <table:table-cell table:formula="of:=([.C87]+[.B87])/2" office:value-type="float" office:value="-0.0000187899725880198" calcext:value-type="float">
            <text:p>-1.87899725880198E-05</text:p>
          </table:table-cell>
          <table:table-cell table:formula="of:=([.C87]-[.B87])/2" office:value-type="float" office:value="0.00000788395264411801" calcext:value-type="float">
            <text:p>7.88395264411801E-06</text:p>
          </table:table-cell>
        </table:table-row>
        <table:table-row table:style-name="ro1">
          <table:table-cell office:value-type="float" office:value="8185.81485" calcext:value-type="float">
            <text:p>8185.81485</text:p>
          </table:table-cell>
          <table:table-cell office:value-type="float" office:value="-0.0000278726577724219" calcext:value-type="float">
            <text:p>-2.78726577724219E-05</text:p>
          </table:table-cell>
          <table:table-cell office:value-type="float" office:value="-0.0000117880880393031" calcext:value-type="float">
            <text:p>-1.17880880393031E-05</text:p>
          </table:table-cell>
          <table:table-cell office:value-type="float" office:value="232.32651" calcext:value-type="float">
            <text:p>232.32651</text:p>
          </table:table-cell>
          <table:table-cell table:formula="of:=([.C88]+[.B88])/2" office:value-type="float" office:value="-0.0000198303729058625" calcext:value-type="float">
            <text:p>-1.98303729058625E-05</text:p>
          </table:table-cell>
          <table:table-cell table:formula="of:=([.C88]-[.B88])/2" office:value-type="float" office:value="0.00000804228486655938" calcext:value-type="float">
            <text:p>8.04228486655938E-06</text:p>
          </table:table-cell>
        </table:table-row>
        <table:table-row table:style-name="ro1">
          <table:table-cell office:value-type="float" office:value="8281.07239" calcext:value-type="float">
            <text:p>8281.07239</text:p>
          </table:table-cell>
          <table:table-cell office:value-type="float" office:value="-0.0000295076625870233" calcext:value-type="float">
            <text:p>-2.95076625870233E-05</text:p>
          </table:table-cell>
          <table:table-cell office:value-type="float" office:value="-0.0000136616170070288" calcext:value-type="float">
            <text:p>-1.36616170070288E-05</text:p>
          </table:table-cell>
          <table:table-cell office:value-type="float" office:value="232.31083" calcext:value-type="float">
            <text:p>232.31083</text:p>
          </table:table-cell>
          <table:table-cell table:formula="of:=([.C89]+[.B89])/2" office:value-type="float" office:value="-0.0000215846397970261" calcext:value-type="float">
            <text:p>-2.15846397970261E-05</text:p>
          </table:table-cell>
          <table:table-cell table:formula="of:=([.C89]-[.B89])/2" office:value-type="float" office:value="0.00000792302278999724" calcext:value-type="float">
            <text:p>7.92302278999724E-06</text:p>
          </table:table-cell>
        </table:table-row>
        <table:table-row table:style-name="ro1">
          <table:table-cell office:value-type="float" office:value="8376.23858" calcext:value-type="float">
            <text:p>8376.23858</text:p>
          </table:table-cell>
          <table:table-cell office:value-type="float" office:value="-0.0000311929321653381" calcext:value-type="float">
            <text:p>-3.11929321653381E-05</text:p>
          </table:table-cell>
          <table:table-cell office:value-type="float" office:value="-0.0000153536812648484" calcext:value-type="float">
            <text:p>-1.53536812648484E-05</text:p>
          </table:table-cell>
          <table:table-cell office:value-type="float" office:value="232.60054" calcext:value-type="float">
            <text:p>232.60054</text:p>
          </table:table-cell>
          <table:table-cell table:formula="of:=([.C90]+[.B90])/2" office:value-type="float" office:value="-0.0000232733067150933" calcext:value-type="float">
            <text:p>-2.32733067150933E-05</text:p>
          </table:table-cell>
          <table:table-cell table:formula="of:=([.C90]-[.B90])/2" office:value-type="float" office:value="0.00000791962545024485" calcext:value-type="float">
            <text:p>7.91962545024485E-06</text:p>
          </table:table-cell>
        </table:table-row>
        <table:table-row table:style-name="ro1">
          <table:table-cell office:value-type="float" office:value="8471.4614" calcext:value-type="float">
            <text:p>8471.4614</text:p>
          </table:table-cell>
          <table:table-cell office:value-type="float" office:value="-0.0000300838093833765" calcext:value-type="float">
            <text:p>-3.00838093833765E-05</text:p>
          </table:table-cell>
          <table:table-cell office:value-type="float" office:value="-0.0000145760041110106" calcext:value-type="float">
            <text:p>-1.45760041110106E-05</text:p>
          </table:table-cell>
          <table:table-cell office:value-type="float" office:value="232.56336" calcext:value-type="float">
            <text:p>232.56336</text:p>
          </table:table-cell>
          <table:table-cell table:formula="of:=([.C91]+[.B91])/2" office:value-type="float" office:value="-0.0000223299067471935" calcext:value-type="float">
            <text:p>-2.23299067471935E-05</text:p>
          </table:table-cell>
          <table:table-cell table:formula="of:=([.C91]-[.B91])/2" office:value-type="float" office:value="0.00000775390263618296" calcext:value-type="float">
            <text:p>7.75390263618296E-06</text:p>
          </table:table-cell>
        </table:table-row>
        <table:table-row table:style-name="ro1">
          <table:table-cell office:value-type="float" office:value="8566.52182" calcext:value-type="float">
            <text:p>8566.52182</text:p>
          </table:table-cell>
          <table:table-cell office:value-type="float" office:value="-0.000028417015313716" calcext:value-type="float">
            <text:p>-2.8417015313716E-05</text:p>
          </table:table-cell>
          <table:table-cell office:value-type="float" office:value="-0.0000128277750289251" calcext:value-type="float">
            <text:p>-1.28277750289251E-05</text:p>
          </table:table-cell>
          <table:table-cell office:value-type="float" office:value="232.52399" calcext:value-type="float">
            <text:p>232.52399</text:p>
          </table:table-cell>
          <table:table-cell table:formula="of:=([.C92]+[.B92])/2" office:value-type="float" office:value="-0.0000206223951713205" calcext:value-type="float">
            <text:p>-2.06223951713205E-05</text:p>
          </table:table-cell>
          <table:table-cell table:formula="of:=([.C92]-[.B92])/2" office:value-type="float" office:value="0.00000779462014239545" calcext:value-type="float">
            <text:p>7.79462014239545E-06</text:p>
          </table:table-cell>
        </table:table-row>
        <table:table-row table:style-name="ro1">
          <table:table-cell office:value-type="float" office:value="8661.78968" calcext:value-type="float">
            <text:p>8661.78968</text:p>
          </table:table-cell>
          <table:table-cell office:value-type="float" office:value="-0.0000269376028617103" calcext:value-type="float">
            <text:p>-2.69376028617103E-05</text:p>
          </table:table-cell>
          <table:table-cell office:value-type="float" office:value="-0.0000114635977226844" calcext:value-type="float">
            <text:p>-1.14635977226844E-05</text:p>
          </table:table-cell>
          <table:table-cell office:value-type="float" office:value="232.32788" calcext:value-type="float">
            <text:p>232.32788</text:p>
          </table:table-cell>
          <table:table-cell table:formula="of:=([.C93]+[.B93])/2" office:value-type="float" office:value="-0.0000192006002921974" calcext:value-type="float">
            <text:p>-1.92006002921974E-05</text:p>
          </table:table-cell>
          <table:table-cell table:formula="of:=([.C93]-[.B93])/2" office:value-type="float" office:value="0.00000773700256951298" calcext:value-type="float">
            <text:p>7.73700256951298E-06</text:p>
          </table:table-cell>
        </table:table-row>
        <table:table-row table:style-name="ro1">
          <table:table-cell office:value-type="float" office:value="8756.98423" calcext:value-type="float">
            <text:p>8756.98423</text:p>
          </table:table-cell>
          <table:table-cell office:value-type="float" office:value="-0.0000261310749455062" calcext:value-type="float">
            <text:p>-2.61310749455062E-05</text:p>
          </table:table-cell>
          <table:table-cell office:value-type="float" office:value="-0.0000102888444392058" calcext:value-type="float">
            <text:p>-1.02888444392058E-05</text:p>
          </table:table-cell>
          <table:table-cell office:value-type="float" office:value="232.33133" calcext:value-type="float">
            <text:p>232.33133</text:p>
          </table:table-cell>
          <table:table-cell table:formula="of:=([.C94]+[.B94])/2" office:value-type="float" office:value="-0.000018209959692356" calcext:value-type="float">
            <text:p>-1.8209959692356E-05</text:p>
          </table:table-cell>
          <table:table-cell table:formula="of:=([.C94]-[.B94])/2" office:value-type="float" office:value="0.00000792111525315024" calcext:value-type="float">
            <text:p>7.92111525315024E-06</text:p>
          </table:table-cell>
        </table:table-row>
        <table:table-row table:style-name="ro1">
          <table:table-cell office:value-type="float" office:value="8852.32137" calcext:value-type="float">
            <text:p>8852.32137</text:p>
          </table:table-cell>
          <table:table-cell office:value-type="float" office:value="-0.00002642045838391" calcext:value-type="float">
            <text:p>-2.642045838391E-05</text:p>
          </table:table-cell>
          <table:table-cell office:value-type="float" office:value="-0.0000102740213501212" calcext:value-type="float">
            <text:p>-1.02740213501212E-05</text:p>
          </table:table-cell>
          <table:table-cell office:value-type="float" office:value="232.10132" calcext:value-type="float">
            <text:p>232.10132</text:p>
          </table:table-cell>
          <table:table-cell table:formula="of:=([.C95]+[.B95])/2" office:value-type="float" office:value="-0.0000183472398670156" calcext:value-type="float">
            <text:p>-1.83472398670156E-05</text:p>
          </table:table-cell>
          <table:table-cell table:formula="of:=([.C95]-[.B95])/2" office:value-type="float" office:value="0.0000080732185168944" calcext:value-type="float">
            <text:p>8.0732185168944E-06</text:p>
          </table:table-cell>
        </table:table-row>
        <table:table-row table:style-name="ro1">
          <table:table-cell office:value-type="float" office:value="8947.43501" calcext:value-type="float">
            <text:p>8947.43501</text:p>
          </table:table-cell>
          <table:table-cell office:value-type="float" office:value="-0.0000273172734076984" calcext:value-type="float">
            <text:p>-2.73172734076984E-05</text:p>
          </table:table-cell>
          <table:table-cell office:value-type="float" office:value="-0.0000116297717648904" calcext:value-type="float">
            <text:p>-1.16297717648904E-05</text:p>
          </table:table-cell>
          <table:table-cell office:value-type="float" office:value="232.28837" calcext:value-type="float">
            <text:p>232.28837</text:p>
          </table:table-cell>
          <table:table-cell table:formula="of:=([.C96]+[.B96])/2" office:value-type="float" office:value="-0.0000194735225862944" calcext:value-type="float">
            <text:p>-1.94735225862944E-05</text:p>
          </table:table-cell>
          <table:table-cell table:formula="of:=([.C96]-[.B96])/2" office:value-type="float" office:value="0.00000784375082140398" calcext:value-type="float">
            <text:p>7.84375082140398E-06</text:p>
          </table:table-cell>
        </table:table-row>
        <table:table-row table:style-name="ro1">
          <table:table-cell office:value-type="float" office:value="9042.68509" calcext:value-type="float">
            <text:p>9042.68509</text:p>
          </table:table-cell>
          <table:table-cell office:value-type="float" office:value="-0.0000291717928724831" calcext:value-type="float">
            <text:p>-2.91717928724831E-05</text:p>
          </table:table-cell>
          <table:table-cell office:value-type="float" office:value="-0.0000133839723027467" calcext:value-type="float">
            <text:p>-1.33839723027467E-05</text:p>
          </table:table-cell>
          <table:table-cell office:value-type="float" office:value="232.58779" calcext:value-type="float">
            <text:p>232.58779</text:p>
          </table:table-cell>
          <table:table-cell table:formula="of:=([.C97]+[.B97])/2" office:value-type="float" office:value="-0.0000212778825876149" calcext:value-type="float">
            <text:p>-2.12778825876149E-05</text:p>
          </table:table-cell>
          <table:table-cell table:formula="of:=([.C97]-[.B97])/2" office:value-type="float" office:value="0.00000789391028486817" calcext:value-type="float">
            <text:p>7.89391028486817E-06</text:p>
          </table:table-cell>
        </table:table-row>
        <table:table-row table:style-name="ro1">
          <table:table-cell office:value-type="float" office:value="9137.75193" calcext:value-type="float">
            <text:p>9137.75193</text:p>
          </table:table-cell>
          <table:table-cell office:value-type="float" office:value="-0.0000310529368941961" calcext:value-type="float">
            <text:p>-3.10529368941961E-05</text:p>
          </table:table-cell>
          <table:table-cell office:value-type="float" office:value="-0.000015266025341088" calcext:value-type="float">
            <text:p>-1.5266025341088E-05</text:p>
          </table:table-cell>
          <table:table-cell office:value-type="float" office:value="232.54135" calcext:value-type="float">
            <text:p>232.54135</text:p>
          </table:table-cell>
          <table:table-cell table:formula="of:=([.C98]+[.B98])/2" office:value-type="float" office:value="-0.0000231594811176421" calcext:value-type="float">
            <text:p>-2.31594811176421E-05</text:p>
          </table:table-cell>
          <table:table-cell table:formula="of:=([.C98]-[.B98])/2" office:value-type="float" office:value="0.00000789345577655408" calcext:value-type="float">
            <text:p>7.89345577655408E-06</text:p>
          </table:table-cell>
        </table:table-row>
        <table:table-row table:style-name="ro1">
          <table:table-cell office:value-type="float" office:value="9232.98374" calcext:value-type="float">
            <text:p>9232.98374</text:p>
          </table:table-cell>
          <table:table-cell office:value-type="float" office:value="-0.0000304723732869377" calcext:value-type="float">
            <text:p>-3.04723732869377E-05</text:p>
          </table:table-cell>
          <table:table-cell office:value-type="float" office:value="-0.0000150734736140959" calcext:value-type="float">
            <text:p>-1.50734736140959E-05</text:p>
          </table:table-cell>
          <table:table-cell office:value-type="float" office:value="232.51589" calcext:value-type="float">
            <text:p>232.51589</text:p>
          </table:table-cell>
          <table:table-cell table:formula="of:=([.C99]+[.B99])/2" office:value-type="float" office:value="-0.0000227729234505168" calcext:value-type="float">
            <text:p>-2.27729234505168E-05</text:p>
          </table:table-cell>
          <table:table-cell table:formula="of:=([.C99]-[.B99])/2" office:value-type="float" office:value="0.00000769944983642091" calcext:value-type="float">
            <text:p>7.69944983642091E-06</text:p>
          </table:table-cell>
        </table:table-row>
        <table:table-row table:style-name="ro1">
          <table:table-cell office:value-type="float" office:value="9328.24253" calcext:value-type="float">
            <text:p>9328.24253</text:p>
          </table:table-cell>
          <table:table-cell office:value-type="float" office:value="-0.0000288125955263909" calcext:value-type="float">
            <text:p>-2.88125955263909E-05</text:p>
          </table:table-cell>
          <table:table-cell office:value-type="float" office:value="-0.0000132413374491189" calcext:value-type="float">
            <text:p>-1.32413374491189E-05</text:p>
          </table:table-cell>
          <table:table-cell office:value-type="float" office:value="232.40985" calcext:value-type="float">
            <text:p>232.40985</text:p>
          </table:table-cell>
          <table:table-cell table:formula="of:=([.C100]+[.B100])/2" office:value-type="float" office:value="-0.0000210269664877549" calcext:value-type="float">
            <text:p>-2.10269664877549E-05</text:p>
          </table:table-cell>
          <table:table-cell table:formula="of:=([.C100]-[.B100])/2" office:value-type="float" office:value="0.00000778562903863599" calcext:value-type="float">
            <text:p>7.78562903863599E-06</text:p>
          </table:table-cell>
        </table:table-row>
        <table:table-row table:style-name="ro1">
          <table:table-cell office:value-type="float" office:value="9423.28576" calcext:value-type="float">
            <text:p>9423.28576</text:p>
          </table:table-cell>
          <table:table-cell office:value-type="float" office:value="-0.0000272021492701328" calcext:value-type="float">
            <text:p>-2.72021492701328E-05</text:p>
          </table:table-cell>
          <table:table-cell office:value-type="float" office:value="-0.0000114756392646225" calcext:value-type="float">
            <text:p>-1.14756392646225E-05</text:p>
          </table:table-cell>
          <table:table-cell office:value-type="float" office:value="232.21923" calcext:value-type="float">
            <text:p>232.21923</text:p>
          </table:table-cell>
          <table:table-cell table:formula="of:=([.C101]+[.B101])/2" office:value-type="float" office:value="-0.0000193388942673776" calcext:value-type="float">
            <text:p>-1.93388942673776E-05</text:p>
          </table:table-cell>
          <table:table-cell table:formula="of:=([.C101]-[.B101])/2" office:value-type="float" office:value="0.00000786325500275517" calcext:value-type="float">
            <text:p>7.86325500275517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10T19:32:31.629767800</dc:date>
    <meta:editing-duration>PT6H16S</meta:editing-duration>
    <meta:editing-cycles>1</meta:editing-cycles>
    <meta:document-statistic meta:table-count="1" meta:cell-count="606" meta:object-count="1"/>
    <meta:generator>LibreOffice/25.2.3.2$Windows_X86_64 LibreOffice_project/bbb074479178df812d175f709636b368952c2ce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line" chart:style-name="ch1">
        <chart:legend chart:legend-position="end" svg:x="13.834cm" svg:y="3.954cm" style:legend-expansion="high" chart:style-name="ch2"/>
        <chart:plot-area chart:style-name="ch3" svg:x="0.32cm" svg:y="0.18cm" svg:width="13.194cm" svg:height="8.645cm">
          <chart:coordinate-region svg:x="2.12cm" svg:y="0.379cm" svg:width="11.394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bi_level_data_1_18_57_16 - Copy'.E2:'rabi_level_data_1_18_57_16 - Copy'.E101" chart:label-cell-address="'rabi_level_data_1_18_57_16 - Copy'.E1:'rabi_level_data_1_18_57_16 - Copy'.E1" chart:class="chart:line">
            <chart:data-point chart:repeated="100"/>
          </chart:series>
          <chart:series chart:style-name="ch7" chart:values-cell-range-address="'rabi_level_data_1_18_57_16 - Copy'.F2:'rabi_level_data_1_18_57_16 - Copy'.F101" chart:label-cell-address="'rabi_level_data_1_18_57_16 - Copy'.F1:'rabi_level_data_1_18_57_16 - Copy'.F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set</text:p>
                <draw:g>
                  <svg:desc>'rabi_level_data_1_18_57_16 - Copy'.E1:'rabi_level_data_1_18_57_16 - Copy'.E1</svg:desc>
                </draw:g>
              </table:table-cell>
              <table:table-cell office:value-type="string">
                <text:p>ampl</text:p>
                <draw:g>
                  <svg:desc>'rabi_level_data_1_18_57_16 - Copy'.F1:'rabi_level_data_1_18_57_16 - Copy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202562903495741">
                <text:p>-0.0000202562903495741</text:p>
                <draw:g>
                  <svg:desc>'rabi_level_data_1_18_57_16 - Copy'.E2:'rabi_level_data_1_18_57_16 - Copy'.E101</svg:desc>
                </draw:g>
              </table:table-cell>
              <table:table-cell office:value-type="float" office:value="0.00000801950993340788">
                <text:p>0.00000801950993340788</text:p>
                <draw:g>
                  <svg:desc>'rabi_level_data_1_18_57_16 - Copy'.F2:'rabi_level_data_1_18_57_16 - Copy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18991514455516">
                <text:p>-0.000018991514455516</text:p>
              </table:table-cell>
              <table:table-cell office:value-type="float" office:value="0.00000815250934771767">
                <text:p>0.00000815250934771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180669156843168">
                <text:p>-0.0000180669156843168</text:p>
              </table:table-cell>
              <table:table-cell office:value-type="float" office:value="0.00000812396756146758">
                <text:p>0.00000812396756146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171236928005842">
                <text:p>-0.0000171236928005842</text:p>
              </table:table-cell>
              <table:table-cell office:value-type="float" office:value="0.00000800867507915523">
                <text:p>0.00000800867507915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169816067989545">
                <text:p>-0.0000169816067989545</text:p>
              </table:table-cell>
              <table:table-cell office:value-type="float" office:value="0.00000782453611411038">
                <text:p>0.00000782453611411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183569036701379">
                <text:p>-0.0000183569036701379</text:p>
              </table:table-cell>
              <table:table-cell office:value-type="float" office:value="0.00000804060150464544">
                <text:p>0.00000804060150464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200201904774284">
                <text:p>-0.0000200201904774284</text:p>
              </table:table-cell>
              <table:table-cell office:value-type="float" office:value="0.00000804610282972147">
                <text:p>0.00000804610282972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215338715276753">
                <text:p>-0.0000215338715276753</text:p>
              </table:table-cell>
              <table:table-cell office:value-type="float" office:value="0.00000833429286099874">
                <text:p>0.000008334292860998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210222603217114">
                <text:p>-0.0000210222603217114</text:p>
              </table:table-cell>
              <table:table-cell office:value-type="float" office:value="0.00000827874165502981">
                <text:p>0.00000827874165502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19800415917545">
                <text:p>-0.000019800415917545</text:p>
              </table:table-cell>
              <table:table-cell office:value-type="float" office:value="0.00000823692013311105">
                <text:p>0.00000823692013311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187626003890147">
                <text:p>-0.0000187626003890147</text:p>
              </table:table-cell>
              <table:table-cell office:value-type="float" office:value="0.0000081329340896731">
                <text:p>0.00000813293408967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178082785398335">
                <text:p>-0.0000178082785398335</text:p>
              </table:table-cell>
              <table:table-cell office:value-type="float" office:value="0.00000802627721986573">
                <text:p>0.00000802627721986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171462884981158">
                <text:p>-0.0000171462884981158</text:p>
              </table:table-cell>
              <table:table-cell office:value-type="float" office:value="0.00000805886560828067">
                <text:p>0.000008058865608280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165136898964296">
                <text:p>-0.0000165136898964296</text:p>
              </table:table-cell>
              <table:table-cell office:value-type="float" office:value="0.00000818377723674516">
                <text:p>0.00000818377723674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166457280163525">
                <text:p>-0.0000166457280163525</text:p>
              </table:table-cell>
              <table:table-cell office:value-type="float" office:value="0.00000813208882071281">
                <text:p>0.00000813208882071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184552196166769">
                <text:p>-0.0000184552196166769</text:p>
              </table:table-cell>
              <table:table-cell office:value-type="float" office:value="0.00000816038872884857">
                <text:p>0.00000816038872884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202924235243085">
                <text:p>-0.0000202924235243085</text:p>
              </table:table-cell>
              <table:table-cell office:value-type="float" office:value="0.00000817211920108254">
                <text:p>0.00000817211920108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220334138957198">
                <text:p>-0.0000220334138957198</text:p>
              </table:table-cell>
              <table:table-cell office:value-type="float" office:value="0.00000828536936765817">
                <text:p>0.00000828536936765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213389300495933">
                <text:p>-0.0000213389300495933</text:p>
              </table:table-cell>
              <table:table-cell office:value-type="float" office:value="0.00000813237477499647">
                <text:p>0.00000813237477499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198876460079486">
                <text:p>-0.0000198876460079486</text:p>
              </table:table-cell>
              <table:table-cell office:value-type="float" office:value="0.00000796222949490754">
                <text:p>0.00000796222949490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189274253242949">
                <text:p>-0.0000189274253242949</text:p>
              </table:table-cell>
              <table:table-cell office:value-type="float" office:value="0.00000813930001365011">
                <text:p>0.000008139300013650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182441728365305">
                <text:p>-0.0000182441728365305</text:p>
              </table:table-cell>
              <table:table-cell office:value-type="float" office:value="0.00000814340948237452">
                <text:p>0.00000814340948237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175649695073324">
                <text:p>-0.0000175649695073324</text:p>
              </table:table-cell>
              <table:table-cell office:value-type="float" office:value="0.00000821296236350034">
                <text:p>0.00000821296236350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167919492076707">
                <text:p>-0.0000167919492076707</text:p>
              </table:table-cell>
              <table:table-cell office:value-type="float" office:value="0.00000824905861356265">
                <text:p>0.00000824905861356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16516674631087">
                <text:p>-0.000016516674631087</text:p>
              </table:table-cell>
              <table:table-cell office:value-type="float" office:value="0.00000812782448206185">
                <text:p>0.00000812782448206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18108359903019">
                <text:p>-0.000018108359903019</text:p>
              </table:table-cell>
              <table:table-cell office:value-type="float" office:value="0.00000817639641387807">
                <text:p>0.000008176396413878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199582026084214">
                <text:p>-0.0000199582026084214</text:p>
              </table:table-cell>
              <table:table-cell office:value-type="float" office:value="0.00000810588854154587">
                <text:p>0.000008105888541545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212296868977201">
                <text:p>-0.0000212296868977201</text:p>
              </table:table-cell>
              <table:table-cell office:value-type="float" office:value="0.00000809398013920945">
                <text:p>0.00000809398013920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20543741582343">
                <text:p>-0.000020543741582343</text:p>
              </table:table-cell>
              <table:table-cell office:value-type="float" office:value="0.00000820843000517829">
                <text:p>0.000008208430005178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19227353587215">
                <text:p>-0.000019227353587215</text:p>
              </table:table-cell>
              <table:table-cell office:value-type="float" office:value="0.00000830575389093821">
                <text:p>0.000008305753890938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181688332020846">
                <text:p>-0.0000181688332020846</text:p>
              </table:table-cell>
              <table:table-cell office:value-type="float" office:value="0.00000820845810746837">
                <text:p>0.000008208458107468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17308208670741">
                <text:p>-0.000017308208670741</text:p>
              </table:table-cell>
              <table:table-cell office:value-type="float" office:value="0.00000813680180499226">
                <text:p>0.00000813680180499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165278017204098">
                <text:p>-0.0000165278017204098</text:p>
              </table:table-cell>
              <table:table-cell office:value-type="float" office:value="0.00000813033566939188">
                <text:p>0.00000813033566939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174682080778748">
                <text:p>-0.0000174682080778748</text:p>
              </table:table-cell>
              <table:table-cell office:value-type="float" office:value="0.00000803208304453922">
                <text:p>0.000008032083044539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194751772381996">
                <text:p>-0.0000194751772381996</text:p>
              </table:table-cell>
              <table:table-cell office:value-type="float" office:value="0.00000813028380002832">
                <text:p>0.00000813028380002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21244792676575">
                <text:p>-0.000021244792676575</text:p>
              </table:table-cell>
              <table:table-cell office:value-type="float" office:value="0.00000813090537624719">
                <text:p>0.00000813090537624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215325341124109">
                <text:p>-0.0000215325341124109</text:p>
              </table:table-cell>
              <table:table-cell office:value-type="float" office:value="0.0000082311696299887">
                <text:p>0.00000823116962998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201688483507625">
                <text:p>-0.0000201688483507625</text:p>
              </table:table-cell>
              <table:table-cell office:value-type="float" office:value="0.00000827334903749354">
                <text:p>0.000008273349037493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190039694870054">
                <text:p>-0.0000190039694870054</text:p>
              </table:table-cell>
              <table:table-cell office:value-type="float" office:value="0.00000814890813904805">
                <text:p>0.00000814890813904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181549388947311">
                <text:p>-0.0000181549388947311</text:p>
              </table:table-cell>
              <table:table-cell office:value-type="float" office:value="0.00000817318302733407">
                <text:p>0.000008173183027334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173286075630294">
                <text:p>-0.0000173286075630294</text:p>
              </table:table-cell>
              <table:table-cell office:value-type="float" office:value="0.00000798904883426577">
                <text:p>0.000007989048834265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185531961535217">
                <text:p>-0.0000185531961535217</text:p>
              </table:table-cell>
              <table:table-cell office:value-type="float" office:value="0.00000805501099811572">
                <text:p>0.000008055010998115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204809069379216">
                <text:p>-0.0000204809069379216</text:p>
              </table:table-cell>
              <table:table-cell office:value-type="float" office:value="0.00000802560652758847">
                <text:p>0.000008025606527588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224619617009458">
                <text:p>-0.0000224619617009458</text:p>
              </table:table-cell>
              <table:table-cell office:value-type="float" office:value="0.00000820115007016989">
                <text:p>0.000008201150070169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241524857371937">
                <text:p>-0.0000241524857371937</text:p>
              </table:table-cell>
              <table:table-cell office:value-type="float" office:value="0.00000807604837516209">
                <text:p>0.000008076048375162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244578445305283">
                <text:p>-0.0000244578445305283</text:p>
              </table:table-cell>
              <table:table-cell office:value-type="float" office:value="0.00000821305810807574">
                <text:p>0.000008213058108075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217230877916387">
                <text:p>-0.0000217230877916387</text:p>
              </table:table-cell>
              <table:table-cell office:value-type="float" office:value="0.00000798428942165641">
                <text:p>0.00000798428942165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194531357983239">
                <text:p>-0.0000194531357983239</text:p>
              </table:table-cell>
              <table:table-cell office:value-type="float" office:value="0.00000787131369146492">
                <text:p>0.000007871313691464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179565415470818">
                <text:p>-0.0000179565415470818</text:p>
              </table:table-cell>
              <table:table-cell office:value-type="float" office:value="0.00000795144610307361">
                <text:p>0.000007951446103073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176830260189912">
                <text:p>-0.0000176830260189912</text:p>
              </table:table-cell>
              <table:table-cell office:value-type="float" office:value="0.00000797181571084228">
                <text:p>0.00000797181571084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18778822337199">
                <text:p>-0.000018778822337199</text:p>
              </table:table-cell>
              <table:table-cell office:value-type="float" office:value="0.00000793180698014153">
                <text:p>0.00000793180698014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0205833211517542">
                <text:p>-0.0000205833211517542</text:p>
              </table:table-cell>
              <table:table-cell office:value-type="float" office:value="0.00000808598310615772">
                <text:p>0.00000808598310615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0227647215690299">
                <text:p>-0.0000227647215690299</text:p>
              </table:table-cell>
              <table:table-cell office:value-type="float" office:value="0.00000793581990356881">
                <text:p>0.00000793581990356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02294929539338">
                <text:p>-0.00002294929539338</text:p>
              </table:table-cell>
              <table:table-cell office:value-type="float" office:value="0.00000778318165154407">
                <text:p>0.00000778318165154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209996404771861">
                <text:p>-0.0000209996404771861</text:p>
              </table:table-cell>
              <table:table-cell office:value-type="float" office:value="0.0000078450101233389">
                <text:p>0.00000784501012333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0196582996026561">
                <text:p>-0.0000196582996026561</text:p>
              </table:table-cell>
              <table:table-cell office:value-type="float" office:value="0.00000770371798541932">
                <text:p>0.00000770371798541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0187557342832119">
                <text:p>-0.0000187557342832119</text:p>
              </table:table-cell>
              <table:table-cell office:value-type="float" office:value="0.0000079270616071897">
                <text:p>0.00000792706160718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0186261922468878">
                <text:p>-0.0000186261922468878</text:p>
              </table:table-cell>
              <table:table-cell office:value-type="float" office:value="0.0000080879513195395">
                <text:p>0.00000808795131953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194089965872317">
                <text:p>-0.0000194089965872317</text:p>
              </table:table-cell>
              <table:table-cell office:value-type="float" office:value="0.00000799024824237383">
                <text:p>0.000007990248242373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213824400534266">
                <text:p>-0.0000213824400534266</text:p>
              </table:table-cell>
              <table:table-cell office:value-type="float" office:value="0.00000795751807659739">
                <text:p>0.000007957518076597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0223999594912374">
                <text:p>-0.0000223999594912374</text:p>
              </table:table-cell>
              <table:table-cell office:value-type="float" office:value="0.00000792073680999345">
                <text:p>0.00000792073680999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0210546474292845">
                <text:p>-0.0000210546474292845</text:p>
              </table:table-cell>
              <table:table-cell office:value-type="float" office:value="0.00000788184142582381">
                <text:p>0.000007881841425823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0195459470193326">
                <text:p>-0.0000195459470193326</text:p>
              </table:table-cell>
              <table:table-cell office:value-type="float" office:value="0.00000780972426157717">
                <text:p>0.000007809724261577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0186060308296317">
                <text:p>-0.0000186060308296317</text:p>
              </table:table-cell>
              <table:table-cell office:value-type="float" office:value="0.00000792283656013802">
                <text:p>0.00000792283656013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189964787154934">
                <text:p>-0.0000189964787154934</text:p>
              </table:table-cell>
              <table:table-cell office:value-type="float" office:value="0.00000808216565211521">
                <text:p>0.000008082165652115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0201040634936587">
                <text:p>-0.0000201040634936587</text:p>
              </table:table-cell>
              <table:table-cell office:value-type="float" office:value="0.0000080267206923515">
                <text:p>0.00000802672069235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221918742471542">
                <text:p>-0.0000221918742471542</text:p>
              </table:table-cell>
              <table:table-cell office:value-type="float" office:value="0.00000812776779166871">
                <text:p>0.00000812776779166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0230126306331414">
                <text:p>-0.0000230126306331414</text:p>
              </table:table-cell>
              <table:table-cell office:value-type="float" office:value="0.00000793851295267575">
                <text:p>0.000007938512952675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0211194625888765">
                <text:p>-0.0000211194625888765</text:p>
              </table:table-cell>
              <table:table-cell office:value-type="float" office:value="0.00000793949003244582">
                <text:p>0.000007939490032445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0196500030432036">
                <text:p>-0.0000196500030432036</text:p>
              </table:table-cell>
              <table:table-cell office:value-type="float" office:value="0.00000793562904258577">
                <text:p>0.00000793562904258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0188043080510986">
                <text:p>-0.0000188043080510986</text:p>
              </table:table-cell>
              <table:table-cell office:value-type="float" office:value="0.00000799053698766959">
                <text:p>0.000007990536987669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0191221377583565">
                <text:p>-0.0000191221377583565</text:p>
              </table:table-cell>
              <table:table-cell office:value-type="float" office:value="0.00000818350970716769">
                <text:p>0.000008183509707167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0206528374481207">
                <text:p>-0.0000206528374481207</text:p>
              </table:table-cell>
              <table:table-cell office:value-type="float" office:value="0.00000806687638802938">
                <text:p>0.000008066876388029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0226129700619147">
                <text:p>-0.0000226129700619147</text:p>
              </table:table-cell>
              <table:table-cell office:value-type="float" office:value="0.00000809966808223055">
                <text:p>0.000008099668082230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0232943284434987">
                <text:p>-0.0000232943284434987</text:p>
              </table:table-cell>
              <table:table-cell office:value-type="float" office:value="0.0000077825938725054">
                <text:p>0.00000778259387250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0214771969174432">
                <text:p>-0.0000214771969174432</text:p>
              </table:table-cell>
              <table:table-cell office:value-type="float" office:value="0.00000784721028372944">
                <text:p>0.000007847210283729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0197479213849044">
                <text:p>-0.0000197479213849044</text:p>
              </table:table-cell>
              <table:table-cell office:value-type="float" office:value="0.00000784362932009489">
                <text:p>0.000007843629320094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0187545117381261">
                <text:p>-0.0000187545117381261</text:p>
              </table:table-cell>
              <table:table-cell office:value-type="float" office:value="0.00000786374008481392">
                <text:p>0.000007863740084813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019092988677171">
                <text:p>-0.000019092988677171</text:p>
              </table:table-cell>
              <table:table-cell office:value-type="float" office:value="0.00000802329495226728">
                <text:p>0.000008023294952267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20608859104446">
                <text:p>-0.000020608859104446</text:p>
              </table:table-cell>
              <table:table-cell office:value-type="float" office:value="0.00000796058635319008">
                <text:p>0.00000796058635319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227425941981138">
                <text:p>-0.0000227425941981138</text:p>
              </table:table-cell>
              <table:table-cell office:value-type="float" office:value="0.00000804882835421962">
                <text:p>0.00000804882835421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022852106962138">
                <text:p>-0.000022852106962138</text:p>
              </table:table-cell>
              <table:table-cell office:value-type="float" office:value="0.00000786883656678834">
                <text:p>0.000007868836566788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0210445213007032">
                <text:p>-0.0000210445213007032</text:p>
              </table:table-cell>
              <table:table-cell office:value-type="float" office:value="0.0000077648256470297">
                <text:p>0.00000776482564702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0195540064987306">
                <text:p>-0.0000195540064987306</text:p>
              </table:table-cell>
              <table:table-cell office:value-type="float" office:value="0.00000779881847340485">
                <text:p>0.000007798818473404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01839201575059">
                <text:p>-0.00001839201575059</text:p>
              </table:table-cell>
              <table:table-cell office:value-type="float" office:value="0.00000775866450631474">
                <text:p>0.00000775866450631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0187899725880198">
                <text:p>-0.0000187899725880198</text:p>
              </table:table-cell>
              <table:table-cell office:value-type="float" office:value="0.00000788395264411801">
                <text:p>0.00000788395264411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0198303729058625">
                <text:p>-0.0000198303729058625</text:p>
              </table:table-cell>
              <table:table-cell office:value-type="float" office:value="0.00000804228486655938">
                <text:p>0.000008042284866559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0215846397970261">
                <text:p>-0.0000215846397970261</text:p>
              </table:table-cell>
              <table:table-cell office:value-type="float" office:value="0.00000792302278999724">
                <text:p>0.000007923022789997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0232733067150933">
                <text:p>-0.0000232733067150933</text:p>
              </table:table-cell>
              <table:table-cell office:value-type="float" office:value="0.00000791962545024485">
                <text:p>0.000007919625450244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0223299067471935">
                <text:p>-0.0000223299067471935</text:p>
              </table:table-cell>
              <table:table-cell office:value-type="float" office:value="0.00000775390263618296">
                <text:p>0.000007753902636182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0206223951713205">
                <text:p>-0.0000206223951713205</text:p>
              </table:table-cell>
              <table:table-cell office:value-type="float" office:value="0.00000779462014239545">
                <text:p>0.000007794620142395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0192006002921974">
                <text:p>-0.0000192006002921974</text:p>
              </table:table-cell>
              <table:table-cell office:value-type="float" office:value="0.00000773700256951298">
                <text:p>0.000007737002569512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0018209959692356">
                <text:p>-0.000018209959692356</text:p>
              </table:table-cell>
              <table:table-cell office:value-type="float" office:value="0.00000792111525315024">
                <text:p>0.000007921115253150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0183472398670156">
                <text:p>-0.0000183472398670156</text:p>
              </table:table-cell>
              <table:table-cell office:value-type="float" office:value="0.0000080732185168944">
                <text:p>0.00000807321851689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0194735225862944">
                <text:p>-0.0000194735225862944</text:p>
              </table:table-cell>
              <table:table-cell office:value-type="float" office:value="0.00000784375082140398">
                <text:p>0.00000784375082140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0212778825876149">
                <text:p>-0.0000212778825876149</text:p>
              </table:table-cell>
              <table:table-cell office:value-type="float" office:value="0.00000789391028486817">
                <text:p>0.00000789391028486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0231594811176421">
                <text:p>-0.0000231594811176421</text:p>
              </table:table-cell>
              <table:table-cell office:value-type="float" office:value="0.00000789345577655408">
                <text:p>0.00000789345577655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0227729234505168">
                <text:p>-0.0000227729234505168</text:p>
              </table:table-cell>
              <table:table-cell office:value-type="float" office:value="0.00000769944983642091">
                <text:p>0.000007699449836420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0210269664877549">
                <text:p>-0.0000210269664877549</text:p>
              </table:table-cell>
              <table:table-cell office:value-type="float" office:value="0.00000778562903863599">
                <text:p>0.000007785629038635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0193388942673776">
                <text:p>-0.0000193388942673776</text:p>
              </table:table-cell>
              <table:table-cell office:value-type="float" office:value="0.00000786325500275517">
                <text:p>0.00000786325500275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